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roman"/>
    <style:font-face style:name="Calibri4" svg:font-family="Calibri" style:font-family-generic="roman"/>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Aptos" svg:font-family="Aptos"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style:font-name="Calibri" fo:font-size="11pt" style:font-size-asian="11pt" style:font-name-complex="Calibri" style:font-size-complex="11pt"/>
    </style:style>
    <style:style style:name="P2" style:family="paragraph" style:parent-style-name="Standard">
      <style:paragraph-properties fo:text-align="justify" style:justify-single-word="false"/>
      <style:text-properties style:font-name="Calibri" fo:font-size="11pt" officeooo:rsid="00359254" officeooo:paragraph-rsid="00359254" style:font-size-asian="11pt" style:font-name-complex="Calibri" style:font-size-complex="11pt"/>
    </style:style>
    <style:style style:name="P3"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4" style:family="paragraph" style:parent-style-name="Standard">
      <style:text-properties style:font-name="Calibri" fo:font-size="11pt" fo:font-weight="bold" officeooo:rsid="00465e97" officeooo:paragraph-rsid="0058bc98" style:font-size-asian="11pt" style:font-weight-asian="bold" style:font-name-complex="Calibri" style:font-size-complex="11pt" style:font-weight-complex="bold"/>
    </style:style>
    <style:style style:name="P5" style:family="paragraph" style:parent-style-name="Standard">
      <style:text-properties style:font-name="Calibri" fo:font-size="11pt" fo:font-weight="normal" officeooo:rsid="00465e97" officeooo:paragraph-rsid="0058bc98" style:font-size-asian="11pt" style:font-weight-asian="normal" style:font-name-complex="Calibri" style:font-size-complex="11pt" style:font-weight-complex="normal"/>
    </style:style>
    <style:style style:name="P6" style:family="paragraph" style:parent-style-name="Normal">
      <style:paragraph-properties fo:text-align="justify" style:justify-single-word="false"/>
      <style:text-properties style:font-name="Calibri"/>
    </style:style>
    <style:style style:name="P7" style:family="paragraph" style:parent-style-name="Normal">
      <style:paragraph-properties fo:text-align="justify" style:justify-single-word="false"/>
    </style:style>
    <style:style style:name="P8" style:family="paragraph" style:parent-style-name="Normal">
      <style:paragraph-properties fo:text-align="justify" style:justify-single-word="false"/>
      <style:text-properties officeooo:paragraph-rsid="0042cf33"/>
    </style:style>
    <style:style style:name="P9" style:family="paragraph" style:parent-style-name="Normal">
      <style:paragraph-properties fo:text-align="justify" style:justify-single-word="false"/>
      <style:text-properties officeooo:paragraph-rsid="009e316d"/>
    </style:style>
    <style:style style:name="P10"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11" style:family="paragraph" style:parent-style-name="Normal">
      <style:paragraph-properties fo:margin-left="0in" fo:margin-right="0in" fo:margin-top="0in" fo:margin-bottom="0in" loext:contextual-spacing="false" fo:text-align="justify" style:justify-single-word="false" fo:text-indent="0in" style:auto-text-indent="false"/>
      <style:text-properties style:font-name="Calibri" officeooo:paragraph-rsid="001d4e04" style:font-name-complex="Arial"/>
    </style:style>
    <style:style style:name="P12" style:family="paragraph" style:parent-style-name="Normal">
      <style:paragraph-properties fo:margin-left="0in" fo:margin-right="0in" fo:margin-top="0in" fo:margin-bottom="0in" loext:contextual-spacing="false" fo:text-align="justify" style:justify-single-word="false" fo:text-indent="0in" style:auto-text-indent="false"/>
      <style:text-properties style:font-name="Calibri" fo:font-weight="normal" officeooo:rsid="00109b02" officeooo:paragraph-rsid="001dd0a1" style:font-weight-asian="normal" style:font-weight-complex="normal"/>
    </style:style>
    <style:style style:name="P13" style:family="paragraph" style:parent-style-name="Normal">
      <style:paragraph-properties fo:margin-left="0in" fo:margin-right="0in" fo:text-align="justify" style:justify-single-word="false" fo:text-indent="0in" style:auto-text-indent="false"/>
      <style:text-properties fo:font-weight="bold" officeooo:paragraph-rsid="0042cf33" style:font-weight-asian="bold" style:font-weight-complex="bold"/>
    </style:style>
    <style:style style:name="P14"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15" style:family="paragraph" style:parent-style-name="Normal">
      <style:paragraph-properties fo:margin-left="0in" fo:margin-right="0in" fo:text-align="justify" style:justify-single-word="false" fo:text-indent="0in" style:auto-text-indent="false"/>
      <style:text-properties fo:font-weight="bold" officeooo:rsid="009f03af" officeooo:paragraph-rsid="009f03af" style:font-weight-asian="bold" style:font-weight-complex="bold"/>
    </style:style>
    <style:style style:name="P16"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17"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18"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19" style:family="paragraph" style:parent-style-name="Normal">
      <style:paragraph-properties fo:margin-left="0in" fo:margin-right="0in" fo:text-align="justify" style:justify-single-word="false" fo:text-indent="0in" style:auto-text-indent="false" fo:break-before="page"/>
      <style:text-properties fo:font-weight="bold" officeooo:rsid="009f03af" officeooo:paragraph-rsid="009f03af" style:font-weight-asian="bold" style:font-weight-complex="bold"/>
    </style:style>
    <style:style style:name="P20"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1" style:family="paragraph" style:parent-style-name="Normal">
      <style:paragraph-properties fo:text-align="justify" style:justify-single-word="false" fo:break-before="page"/>
    </style:style>
    <style:style style:name="P22" style:family="paragraph" style:parent-style-name="Normal">
      <style:paragraph-properties fo:text-align="justify" style:justify-single-word="false" fo:break-before="page"/>
      <style:text-properties officeooo:paragraph-rsid="0042cf33"/>
    </style:style>
    <style:style style:name="P23" style:family="paragraph" style:parent-style-name="Normal">
      <style:paragraph-properties fo:text-align="justify" style:justify-single-word="false" fo:break-before="page"/>
      <style:text-properties officeooo:paragraph-rsid="009f03af"/>
    </style:style>
    <style:style style:name="P24" style:family="paragraph" style:parent-style-name="Normal">
      <style:paragraph-properties fo:text-align="justify" style:justify-single-word="false" fo:break-before="page"/>
      <style:text-properties fo:font-weight="bold" officeooo:rsid="009f03af" officeooo:paragraph-rsid="009f03af" style:font-weight-asian="bold" style:font-weight-complex="bold"/>
    </style:style>
    <style:style style:name="P25" style:family="paragraph" style:parent-style-name="Frame_20_contents">
      <style:paragraph-properties fo:text-align="justify" style:justify-single-word="false"/>
    </style:style>
    <style:style style:name="P26" style:family="paragraph" style:parent-style-name="Figure">
      <style:text-properties fo:font-weight="bold" style:font-weight-asian="bold" style:font-weight-complex="bold"/>
    </style:style>
    <style:style style:name="P27" style:family="paragraph" style:parent-style-name="EndNote_20_Bibliography">
      <style:paragraph-properties fo:margin-left="0.5in" fo:margin-right="0in" fo:margin-top="0in" fo:margin-bottom="0in" loext:contextual-spacing="false" fo:text-indent="-0.5in" style:auto-text-indent="false">
        <style:tab-stops/>
      </style:paragraph-properties>
      <style:text-properties officeooo:paragraph-rsid="0049d0d7"/>
    </style:style>
    <style:style style:name="P28"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29" style:family="paragraph" style:parent-style-name="First_20_line_20_indent">
      <style:text-properties officeooo:paragraph-rsid="004fae73"/>
    </style:style>
    <style:style style:name="P30" style:family="paragraph" style:parent-style-name="First_20_line_20_indent">
      <style:text-properties officeooo:paragraph-rsid="0062d807"/>
    </style:style>
    <style:style style:name="P31" style:family="paragraph" style:parent-style-name="First_20_line_20_indent">
      <style:text-properties officeooo:paragraph-rsid="00810eb8"/>
    </style:style>
    <style:style style:name="P32" style:family="paragraph" style:parent-style-name="First_20_line_20_indent">
      <style:text-properties officeooo:paragraph-rsid="0088fcf6"/>
    </style:style>
    <style:style style:name="P33" style:family="paragraph" style:parent-style-name="First_20_line_20_indent">
      <style:text-properties officeooo:paragraph-rsid="0092b5e0"/>
    </style:style>
    <style:style style:name="P34" style:family="paragraph" style:parent-style-name="First_20_line_20_indent">
      <style:text-properties officeooo:paragraph-rsid="0093c5c9"/>
    </style:style>
    <style:style style:name="P35" style:family="paragraph" style:parent-style-name="First_20_line_20_indent">
      <style:text-properties officeooo:paragraph-rsid="004fae73" fo:background-color="#ffff00"/>
    </style:style>
    <style:style style:name="P36" style:family="paragraph" style:parent-style-name="First_20_line_20_indent">
      <style:text-properties officeooo:paragraph-rsid="00a51f6a"/>
    </style:style>
    <style:style style:name="P37" style:family="paragraph" style:parent-style-name="First_20_line_20_indent">
      <style:text-properties officeooo:paragraph-rsid="00a88696"/>
    </style:style>
    <style:style style:name="P38" style:family="paragraph" style:parent-style-name="First_20_line_20_indent">
      <style:text-properties officeooo:paragraph-rsid="00abd887"/>
    </style:style>
    <style:style style:name="P39" style:family="paragraph" style:parent-style-name="First_20_line_20_indent">
      <style:text-properties officeooo:rsid="009e2d5b" officeooo:paragraph-rsid="009e2d5b"/>
    </style:style>
    <style:style style:name="P40" style:family="paragraph" style:parent-style-name="First_20_line_20_indent">
      <style:paragraph-properties fo:margin-left="0in" fo:margin-right="0in" fo:text-indent="0in" style:auto-text-indent="false"/>
      <style:text-properties officeooo:paragraph-rsid="00abd887"/>
    </style:style>
    <style:style style:name="P41" style:family="paragraph" style:parent-style-name="First_20_line_20_indent">
      <style:paragraph-properties fo:margin-left="0in" fo:margin-right="0in" fo:text-indent="0in" style:auto-text-indent="false"/>
      <style:text-properties fo:font-weight="bold" officeooo:rsid="009e2d5b" officeooo:paragraph-rsid="009e2d5b" style:font-weight-asian="bold" style:font-weight-complex="bold"/>
    </style:style>
    <style:style style:name="P42" style:family="paragraph" style:parent-style-name="First_20_line_20_indent">
      <style:paragraph-properties fo:margin-left="0in" fo:margin-right="0in" fo:text-indent="0in" style:auto-text-indent="false"/>
      <style:text-properties fo:font-weight="bold" officeooo:rsid="009f9e1a" officeooo:paragraph-rsid="00abd887" style:font-weight-asian="bold" style:font-weight-complex="bold"/>
    </style:style>
    <style:style style:name="P43" style:family="paragraph" style:parent-style-name="First_20_line_20_indent">
      <style:paragraph-properties fo:margin-left="0in" fo:margin-right="0in" fo:text-indent="0in" style:auto-text-indent="false"/>
      <style:text-properties fo:font-weight="bold" officeooo:rsid="009e2d5b" officeooo:paragraph-rsid="00abd887" style:font-weight-asian="bold" style:font-weight-complex="bold"/>
    </style:style>
    <style:style style:name="P44" style:family="paragraph" style:parent-style-name="Heading_20_3">
      <style:text-properties officeooo:paragraph-rsid="004fae73"/>
    </style:style>
    <style:style style:name="P45" style:family="paragraph" style:parent-style-name="Heading_20_4">
      <style:text-properties officeooo:rsid="006ac386"/>
    </style:style>
    <style:style style:name="P46" style:family="paragraph" style:parent-style-name="Heading_20_4">
      <style:text-properties officeooo:rsid="0070c2d9" officeooo:paragraph-rsid="007487bf"/>
    </style:style>
    <style:style style:name="P47" style:family="paragraph" style:parent-style-name="Heading_20_4">
      <style:text-properties fo:background-color="#ffff00"/>
    </style:style>
    <style:style style:name="P48" style:family="paragraph" style:parent-style-name="Heading_20_4">
      <style:text-properties officeooo:rsid="00555caf" officeooo:paragraph-rsid="00abd887"/>
    </style:style>
    <style:style style:name="P49" style:family="paragraph" style:parent-style-name="Heading_20_4">
      <style:text-properties officeooo:paragraph-rsid="00abd887"/>
    </style:style>
    <style:style style:name="P50" style:family="paragraph" style:parent-style-name="Standard" style:master-page-name="MP0">
      <style:paragraph-properties style:page-number="auto" fo:break-before="page"/>
      <style:text-properties style:font-name="Calibri" fo:font-size="12pt" fo:font-weight="bold" officeooo:rsid="00465e97" officeooo:paragraph-rsid="0058bc98" style:font-size-asian="12pt" style:font-weight-asian="bold" style:font-name-complex="Calibri" style:font-size-complex="12pt" style:font-weight-complex="bold"/>
    </style:style>
    <style:style style:name="P51" style:family="paragraph" style:parent-style-name="Standard">
      <style:text-properties officeooo:rsid="00a2c6de" officeooo:paragraph-rsid="00abd887"/>
    </style:style>
    <style:style style:name="P52" style:family="paragraph" style:parent-style-name="Standard">
      <style:text-properties officeooo:paragraph-rsid="00abd887"/>
    </style:style>
    <style:style style:name="P53" style:family="paragraph" style:parent-style-name="Standard">
      <style:paragraph-properties fo:margin-left="0in" fo:margin-right="0in" fo:text-indent="0in" style:auto-text-indent="false"/>
      <style:text-properties officeooo:paragraph-rsid="00abd887"/>
    </style:style>
    <style:style style:name="P54" style:family="paragraph" style:parent-style-name="Standard">
      <style:paragraph-properties fo:margin-left="0in" fo:margin-right="0in" fo:line-height="200%" fo:text-align="justify" style:justify-single-word="false" fo:text-indent="0in" style:auto-text-indent="false" style:writing-mode="lr-tb"/>
      <style:text-properties officeooo:paragraph-rsid="00abd887"/>
    </style:style>
    <style:style style:name="P55" style:family="paragraph" style:parent-style-name="Standard">
      <style:paragraph-properties fo:margin-left="0in" fo:margin-right="0in" fo:line-height="200%" fo:text-align="justify" style:justify-single-word="false" fo:text-indent="0in" style:auto-text-indent="false" style:writing-mode="lr-tb"/>
      <style:text-properties style:font-name="Calibri3" officeooo:paragraph-rsid="00abd887" style:font-name-complex="Calibri4"/>
    </style:style>
    <style:style style:name="P56" style:family="paragraph" style:parent-style-name="Standard">
      <style:paragraph-properties fo:margin-left="0in" fo:margin-right="0in" fo:line-height="200%" fo:text-align="justify" style:justify-single-word="false" fo:text-indent="0.25in" style:auto-text-indent="false" style:writing-mode="lr-tb"/>
      <style:text-properties officeooo:paragraph-rsid="00abd887"/>
    </style:style>
    <style:style style:name="P57" style:family="paragraph" style:parent-style-name="Standard">
      <style:paragraph-properties fo:margin-left="0in" fo:margin-right="0in" fo:text-indent="0in" style:auto-text-indent="false"/>
      <style:text-properties style:font-name="Calibri3" officeooo:rsid="009f9e1a" officeooo:paragraph-rsid="00abd887" style:font-name-complex="Calibri4"/>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1pt" officeooo:rsid="00040a2b" style:font-size-asian="11pt" style:font-name-complex="Calibri" style:font-size-complex="11pt"/>
    </style:style>
    <style:style style:name="T3" style:family="text">
      <style:text-properties style:font-name="Calibri" fo:font-size="11pt" officeooo:rsid="000686ba" style:font-size-asian="11pt" style:font-name-complex="Calibri" style:font-size-complex="11pt"/>
    </style:style>
    <style:style style:name="T4" style:family="text">
      <style:text-properties style:font-name="Calibri" fo:font-size="11pt" officeooo:rsid="0006a0fd" style:font-size-asian="11pt" style:font-name-complex="Calibri" style:font-size-complex="11pt"/>
    </style:style>
    <style:style style:name="T5" style:family="text">
      <style:text-properties style:font-name="Calibri" fo:font-size="11pt" officeooo:rsid="00100115" style:font-size-asian="11pt" style:font-name-complex="Calibri" style:font-size-complex="11pt"/>
    </style:style>
    <style:style style:name="T6" style:family="text">
      <style:text-properties style:font-name="Calibri" fo:font-size="11pt" officeooo:rsid="0011b6a2" style:font-size-asian="11pt" style:font-name-complex="Calibri" style:font-size-complex="11pt"/>
    </style:style>
    <style:style style:name="T7" style:family="text">
      <style:text-properties style:font-name="Calibri" fo:font-size="11pt" officeooo:rsid="001130a4" style:font-size-asian="11pt" style:font-name-complex="Calibri" style:font-size-complex="11pt"/>
    </style:style>
    <style:style style:name="T8" style:family="text">
      <style:text-properties style:font-name="Calibri" fo:font-size="11pt" officeooo:rsid="0011c487" style:font-size-asian="11pt" style:font-name-complex="Calibri" style:font-size-complex="11pt"/>
    </style:style>
    <style:style style:name="T9" style:family="text">
      <style:text-properties style:font-name="Calibri" fo:font-size="11pt" officeooo:rsid="000be589" style:font-size-asian="11pt" style:font-name-complex="Calibri" style:font-size-complex="11pt"/>
    </style:style>
    <style:style style:name="T10" style:family="text">
      <style:text-properties style:font-name="Calibri" fo:font-size="11pt" officeooo:rsid="000d027b" style:font-size-asian="11pt" style:font-name-complex="Calibri" style:font-size-complex="11pt"/>
    </style:style>
    <style:style style:name="T11" style:family="text">
      <style:text-properties style:font-name="Calibri" fo:font-size="11pt" officeooo:rsid="000df393" style:font-size-asian="11pt" style:font-name-complex="Calibri" style:font-size-complex="11pt"/>
    </style:style>
    <style:style style:name="T12" style:family="text">
      <style:text-properties style:font-name="Calibri" fo:font-size="11pt" officeooo:rsid="000dba0b" style:font-size-asian="11pt" style:font-name-complex="Calibri" style:font-size-complex="11pt"/>
    </style:style>
    <style:style style:name="T13" style:family="text">
      <style:text-properties style:font-name="Calibri" fo:font-size="11pt" officeooo:rsid="000f47a2" style:font-size-asian="11pt" style:font-name-complex="Calibri" style:font-size-complex="11pt"/>
    </style:style>
    <style:style style:name="T14" style:family="text">
      <style:text-properties style:font-name="Calibri" fo:font-size="11pt" officeooo:rsid="000b88f1" style:font-size-asian="11pt" style:font-name-complex="Calibri" style:font-size-complex="11pt"/>
    </style:style>
    <style:style style:name="T15" style:family="text">
      <style:text-properties style:font-name="Calibri" fo:font-size="11pt" officeooo:rsid="002321d6" style:font-size-asian="11pt" style:font-name-complex="Calibri" style:font-size-complex="11pt"/>
    </style:style>
    <style:style style:name="T16" style:family="text">
      <style:text-properties style:font-name="Calibri" fo:font-size="11pt" officeooo:rsid="0033c37b" style:font-size-asian="11pt" style:font-name-complex="Calibri" style:font-size-complex="11pt"/>
    </style:style>
    <style:style style:name="T17" style:family="text">
      <style:text-properties style:font-name="Calibri" fo:font-size="11pt" officeooo:rsid="003769fb" style:font-size-asian="11pt" style:font-name-complex="Calibri" style:font-size-complex="11pt"/>
    </style:style>
    <style:style style:name="T18" style:family="text">
      <style:text-properties style:font-name="Calibri" fo:font-size="11pt" officeooo:rsid="005f03c0" style:font-size-asian="11pt" style:font-name-complex="Calibri" style:font-size-complex="11pt"/>
    </style:style>
    <style:style style:name="T19" style:family="text">
      <style:text-properties style:font-name="Calibri" fo:font-size="11pt" officeooo:rsid="006006e8" style:font-size-asian="11pt" style:font-name-complex="Calibri" style:font-size-complex="11pt"/>
    </style:style>
    <style:style style:name="T20" style:family="text">
      <style:text-properties style:font-name="Calibri" fo:font-size="11pt" officeooo:rsid="006145a8" style:font-size-asian="11pt" style:font-name-complex="Calibri" style:font-size-complex="11pt"/>
    </style:style>
    <style:style style:name="T21" style:family="text">
      <style:text-properties style:font-name="Calibri" fo:font-size="11pt" officeooo:rsid="006155f6" style:font-size-asian="11pt" style:font-name-complex="Calibri" style:font-size-complex="11pt"/>
    </style:style>
    <style:style style:name="T22" style:family="text">
      <style:text-properties style:font-name="Calibri" fo:font-size="11pt" officeooo:rsid="0062c561" style:font-size-asian="11pt" style:font-name-complex="Calibri" style:font-size-complex="11pt"/>
    </style:style>
    <style:style style:name="T23" style:family="text">
      <style:text-properties style:font-name="Calibri" fo:font-size="11pt" officeooo:rsid="0062f674" style:font-size-asian="11pt" style:font-name-complex="Calibri" style:font-size-complex="11pt"/>
    </style:style>
    <style:style style:name="T24" style:family="text">
      <style:text-properties style:font-name="Calibri" fo:font-size="11pt" officeooo:rsid="0064d3cf" style:font-size-asian="11pt" style:font-name-complex="Calibri" style:font-size-complex="11pt"/>
    </style:style>
    <style:style style:name="T25" style:family="text">
      <style:text-properties style:font-name="Calibri" fo:font-size="11pt" officeooo:rsid="006502f8" style:font-size-asian="11pt" style:font-name-complex="Calibri" style:font-size-complex="11pt"/>
    </style:style>
    <style:style style:name="T26" style:family="text">
      <style:text-properties style:font-name="Calibri" fo:font-size="11pt" officeooo:rsid="00665d67" style:font-size-asian="11pt" style:font-name-complex="Calibri" style:font-size-complex="11pt"/>
    </style:style>
    <style:style style:name="T27" style:family="text">
      <style:text-properties style:font-name="Calibri" fo:font-size="11pt" officeooo:rsid="00668f69" style:font-size-asian="11pt" style:font-name-complex="Calibri" style:font-size-complex="11pt"/>
    </style:style>
    <style:style style:name="T28" style:family="text">
      <style:text-properties style:font-name="Calibri" fo:font-size="11pt" officeooo:rsid="0067e3a5" style:font-size-asian="11pt" style:font-name-complex="Calibri" style:font-size-complex="11pt"/>
    </style:style>
    <style:style style:name="T29" style:family="text">
      <style:text-properties style:font-name="Calibri" fo:font-size="11pt" officeooo:rsid="0069e058" style:font-size-asian="11pt" style:font-name-complex="Calibri" style:font-size-complex="11pt"/>
    </style:style>
    <style:style style:name="T30" style:family="text">
      <style:text-properties style:font-name="Calibri" fo:font-size="11pt" officeooo:rsid="006cdc9b" style:font-size-asian="11pt" style:font-name-complex="Calibri" style:font-size-complex="11pt"/>
    </style:style>
    <style:style style:name="T31" style:family="text">
      <style:text-properties style:font-name="Calibri" fo:font-size="11pt" officeooo:rsid="006f3611" style:font-size-asian="11pt" style:font-name-complex="Calibri" style:font-size-complex="11pt"/>
    </style:style>
    <style:style style:name="T32" style:family="text">
      <style:text-properties style:font-name="Calibri" fo:font-size="11pt" officeooo:rsid="00760019" style:font-size-asian="11pt" style:font-name-complex="Calibri" style:font-size-complex="11pt"/>
    </style:style>
    <style:style style:name="T33" style:family="text">
      <style:text-properties style:font-name="Calibri" fo:font-size="11pt" officeooo:rsid="0077900b" style:font-size-asian="11pt" style:font-name-complex="Calibri" style:font-size-complex="11pt"/>
    </style:style>
    <style:style style:name="T34" style:family="text">
      <style:text-properties style:font-name="Calibri" fo:font-size="11pt" officeooo:rsid="007a6211" style:font-size-asian="11pt" style:font-name-complex="Calibri" style:font-size-complex="11pt"/>
    </style:style>
    <style:style style:name="T35" style:family="text">
      <style:text-properties style:font-name="Calibri" fo:font-size="11pt" officeooo:rsid="007b33a4" style:font-size-asian="11pt" style:font-name-complex="Calibri" style:font-size-complex="11pt"/>
    </style:style>
    <style:style style:name="T36" style:family="text">
      <style:text-properties style:font-name="Calibri" fo:font-size="11pt" officeooo:rsid="007b731e" style:font-size-asian="11pt" style:font-name-complex="Calibri" style:font-size-complex="11pt"/>
    </style:style>
    <style:style style:name="T37" style:family="text">
      <style:text-properties style:font-name="Calibri" fo:font-size="11pt" officeooo:rsid="007cb30e" style:font-size-asian="11pt" style:font-name-complex="Calibri" style:font-size-complex="11pt"/>
    </style:style>
    <style:style style:name="T38" style:family="text">
      <style:text-properties style:font-name="Calibri" fo:font-size="11pt" officeooo:rsid="007dce0c" style:font-size-asian="11pt" style:font-name-complex="Calibri" style:font-size-complex="11pt"/>
    </style:style>
    <style:style style:name="T39" style:family="text">
      <style:text-properties style:font-name="Calibri" fo:font-size="11pt" officeooo:rsid="007e0eff" style:font-size-asian="11pt" style:font-name-complex="Calibri" style:font-size-complex="11pt"/>
    </style:style>
    <style:style style:name="T40" style:family="text">
      <style:text-properties style:font-name="Calibri" fo:font-size="11pt" officeooo:rsid="007ecc3b" style:font-size-asian="11pt" style:font-name-complex="Calibri" style:font-size-complex="11pt"/>
    </style:style>
    <style:style style:name="T41" style:family="text">
      <style:text-properties style:font-name="Calibri" fo:font-size="11pt" officeooo:rsid="007fd425" style:font-size-asian="11pt" style:font-name-complex="Calibri" style:font-size-complex="11pt"/>
    </style:style>
    <style:style style:name="T42" style:family="text">
      <style:text-properties style:font-name="Calibri" fo:font-size="11pt" officeooo:rsid="00810eb8" style:font-size-asian="11pt" style:font-name-complex="Calibri" style:font-size-complex="11pt"/>
    </style:style>
    <style:style style:name="T43" style:family="text">
      <style:text-properties style:font-name="Calibri" fo:font-size="11pt" officeooo:rsid="00829393" style:font-size-asian="11pt" style:font-name-complex="Calibri" style:font-size-complex="11pt"/>
    </style:style>
    <style:style style:name="T44" style:family="text">
      <style:text-properties style:font-name="Calibri" fo:font-size="11pt" officeooo:rsid="0083de70" style:font-size-asian="11pt" style:font-name-complex="Calibri" style:font-size-complex="11pt"/>
    </style:style>
    <style:style style:name="T45" style:family="text">
      <style:text-properties style:font-name="Calibri" fo:font-size="11pt" officeooo:rsid="0092b5e0" style:font-size-asian="11pt" style:font-name-complex="Calibri" style:font-size-complex="11pt"/>
    </style:style>
    <style:style style:name="T46" style:family="text">
      <style:text-properties style:font-name="Calibri" fo:font-size="11pt" officeooo:rsid="0093c5c9" style:font-size-asian="11pt" style:font-name-complex="Calibri" style:font-size-complex="11pt"/>
    </style:style>
    <style:style style:name="T47" style:family="text">
      <style:text-properties style:font-name="Calibri" fo:font-size="11pt" officeooo:rsid="0094fe20" style:font-size-asian="11pt" style:font-name-complex="Calibri" style:font-size-complex="11pt"/>
    </style:style>
    <style:style style:name="T48" style:family="text">
      <style:text-properties style:font-name="Calibri" fo:font-size="11pt" officeooo:rsid="0098e52e" style:font-size-asian="11pt" style:font-name-complex="Calibri" style:font-size-complex="11pt"/>
    </style:style>
    <style:style style:name="T49" style:family="text">
      <style:text-properties style:font-name="Calibri" fo:font-size="11pt" officeooo:rsid="009a00f8" style:font-size-asian="11pt" style:font-name-complex="Calibri" style:font-size-complex="11pt"/>
    </style:style>
    <style:style style:name="T50" style:family="text">
      <style:text-properties style:font-name="Calibri" fo:font-size="11pt" officeooo:rsid="009b8f91" style:font-size-asian="11pt" style:font-name-complex="Calibri" style:font-size-complex="11pt"/>
    </style:style>
    <style:style style:name="T51" style:family="text">
      <style:text-properties style:font-name="Calibri" fo:font-size="11pt" officeooo:rsid="009ba5d8" style:font-size-asian="11pt" style:font-name-complex="Calibri" style:font-size-complex="11pt"/>
    </style:style>
    <style:style style:name="T52" style:family="text">
      <style:text-properties style:font-name="Calibri" fo:font-size="11pt" officeooo:rsid="009e316d" style:font-size-asian="11pt" style:font-name-complex="Calibri" style:font-size-complex="11pt"/>
    </style:style>
    <style:style style:name="T53" style:family="text">
      <style:text-properties style:font-name="Calibri" fo:font-size="11pt" officeooo:rsid="00abd887" style:font-size-asian="11pt" style:font-name-complex="Calibri" style:font-size-complex="11pt"/>
    </style:style>
    <style:style style:name="T54" style:family="text">
      <style:text-properties style:font-name="Calibri" fo:font-size="11pt" officeooo:rsid="000b88f1" style:font-size-asian="11pt" style:font-size-complex="11pt"/>
    </style:style>
    <style:style style:name="T55" style:family="text">
      <style:text-properties style:font-name="Calibri" fo:font-size="11pt" officeooo:rsid="002e4eca" style:font-size-asian="11pt" style:font-size-complex="11pt"/>
    </style:style>
    <style:style style:name="T56" style:family="text">
      <style:text-properties style:font-name="Calibri" fo:font-size="11pt" officeooo:rsid="003098f7" style:font-size-asian="11pt" style:font-size-complex="11pt"/>
    </style:style>
    <style:style style:name="T57" style:family="text">
      <style:text-properties style:font-name="Calibri" fo:font-size="11pt" fo:font-style="italic" style:font-size-asian="11pt" style:font-style-asian="italic" style:font-name-complex="Calibri" style:font-size-complex="11pt" style:font-style-complex="italic"/>
    </style:style>
    <style:style style:name="T58" style:family="text">
      <style:text-properties style:font-name="Calibri" fo:font-size="11pt" fo:font-style="italic" officeooo:rsid="006155f6" style:font-size-asian="11pt" style:font-style-asian="italic" style:font-name-complex="Calibri" style:font-size-complex="11pt" style:font-style-complex="italic"/>
    </style:style>
    <style:style style:name="T59" style:family="text">
      <style:text-properties style:font-name="Calibri" fo:font-size="11pt" fo:font-style="italic" officeooo:rsid="006145a8" style:font-size-asian="11pt" style:font-style-asian="italic" style:font-name-complex="Calibri" style:font-size-complex="11pt" style:font-style-complex="italic"/>
    </style:style>
    <style:style style:name="T60" style:family="text">
      <style:text-properties style:font-name="Calibri" fo:font-size="11pt" fo:font-style="italic" officeooo:rsid="0062c561" style:font-size-asian="11pt" style:font-style-asian="italic" style:font-name-complex="Calibri" style:font-size-complex="11pt" style:font-style-complex="italic"/>
    </style:style>
    <style:style style:name="T61" style:family="text">
      <style:text-properties style:font-name="Calibri" fo:font-size="11pt" fo:font-style="italic" officeooo:rsid="006cdc9b" style:font-size-asian="11pt" style:font-style-asian="italic" style:font-name-complex="Calibri" style:font-size-complex="11pt" style:font-style-complex="italic"/>
    </style:style>
    <style:style style:name="T62" style:family="text">
      <style:text-properties style:font-name="Calibri" fo:font-size="11pt" fo:font-style="italic" officeooo:rsid="007ecc3b" style:font-size-asian="11pt" style:font-style-asian="italic" style:font-name-complex="Calibri" style:font-size-complex="11pt" style:font-style-complex="italic"/>
    </style:style>
    <style:style style:name="T63" style:family="text">
      <style:text-properties style:font-name="Calibri" fo:font-size="11pt" fo:font-style="italic" officeooo:rsid="007fd425" style:font-size-asian="11pt" style:font-style-asian="italic" style:font-name-complex="Calibri" style:font-size-complex="11pt" style:font-style-complex="italic"/>
    </style:style>
    <style:style style:name="T64" style:family="text">
      <style:text-properties style:font-name="Calibri" fo:font-size="11pt" officeooo:rsid="001130a4" style:font-name-asian="Noto Serif CJK SC" style:font-size-asian="11pt" style:language-asian="zh" style:country-asian="CN" style:font-name-complex="Calibri" style:font-size-complex="11pt" style:language-complex="hi" style:country-complex="IN"/>
    </style:style>
    <style:style style:name="T65" style:family="text">
      <style:text-properties style:font-name="Calibri" fo:font-size="11pt" officeooo:rsid="0011b6a2" style:font-name-asian="Noto Serif CJK SC" style:font-size-asian="11pt" style:language-asian="zh" style:country-asian="CN" style:font-name-complex="Calibri" style:font-size-complex="11pt" style:language-complex="hi" style:country-complex="IN"/>
    </style:style>
    <style:style style:name="T66" style:family="text">
      <style:text-properties style:font-name="Calibri" fo:font-size="11pt" officeooo:rsid="000f47a2" style:font-name-asian="Noto Serif CJK SC" style:font-size-asian="11pt" style:language-asian="zh" style:country-asian="CN" style:font-name-complex="Calibri" style:font-size-complex="11pt" style:language-complex="hi" style:country-complex="IN"/>
    </style:style>
    <style:style style:name="T67" style:family="text">
      <style:text-properties style:font-name="Calibri" fo:font-size="11pt" fo:background-color="#ffff00" loext:char-shading-value="0" style:font-size-asian="11pt" style:font-name-complex="Calibri" style:font-size-complex="11pt"/>
    </style:style>
    <style:style style:name="T68" style:family="text">
      <style:text-properties style:font-name="Calibri" fo:font-size="11pt" officeooo:rsid="00810eb8" fo:background-color="#ffff00" loext:char-shading-value="0" style:font-size-asian="11pt" style:font-name-complex="Calibri" style:font-size-complex="11pt"/>
    </style:style>
    <style:style style:name="T69" style:family="text">
      <style:text-properties style:font-name="Calibri" fo:font-size="11pt" officeooo:rsid="009ba5d8" fo:background-color="#ffff00" loext:char-shading-value="0" style:font-size-asian="11pt" style:font-name-complex="Calibri" style:font-size-complex="11pt"/>
    </style:style>
    <style:style style:name="T70" style:family="text">
      <style:text-properties style:font-name="Calibri" fo:font-size="11pt" officeooo:rsid="0098e52e" fo:background-color="#ffff00" loext:char-shading-value="0" style:font-size-asian="11pt" style:font-name-complex="Calibri" style:font-size-complex="11pt"/>
    </style:style>
    <style:style style:name="T71" style:family="text">
      <style:text-properties style:font-name="Calibri" fo:font-size="11pt" officeooo:rsid="002e4eca" fo:background-color="#ffff00" loext:char-shading-value="0" style:font-size-asian="11pt" style:font-size-complex="11pt"/>
    </style:style>
    <style:style style:name="T72" style:family="text">
      <style:text-properties style:font-name="Calibri" fo:font-size="11pt" officeooo:rsid="009b8f91" fo:background-color="transparent" loext:char-shading-value="0" style:font-size-asian="11pt" style:font-name-complex="Calibri" style:font-size-complex="11pt"/>
    </style:style>
    <style:style style:name="T73" style:family="text">
      <style:text-properties style:font-name="Calibri" fo:font-size="11pt" fo:font-weight="normal" officeooo:rsid="00040a2b" fo:background-color="#ffff00" loext:char-shading-value="0" style:font-size-asian="11pt" style:font-weight-asian="normal" style:font-name-complex="Calibri" style:font-size-complex="11pt" style:font-weight-complex="normal"/>
    </style:style>
    <style:style style:name="T74" style:family="text">
      <style:text-properties style:font-name="Calibri" fo:font-size="11pt" fo:font-weight="normal" officeooo:rsid="0006a0fd" fo:background-color="#ffff00" loext:char-shading-value="0" style:font-size-asian="11pt" style:font-weight-asian="normal" style:font-name-complex="Calibri" style:font-size-complex="11pt" style:font-weight-complex="normal"/>
    </style:style>
    <style:style style:name="T75" style:family="text">
      <style:text-properties style:font-name="Calibri" style:font-name-complex="Arial"/>
    </style:style>
    <style:style style:name="T76" style:family="text">
      <style:text-properties style:font-name="Calibri" fo:font-weight="normal" officeooo:rsid="0025198f" style:font-weight-asian="normal" style:font-weight-complex="normal"/>
    </style:style>
    <style:style style:name="T77" style:family="text">
      <style:text-properties style:font-name="Calibri" fo:font-weight="normal" officeooo:rsid="0015116b" style:font-weight-asian="normal" style:font-weight-complex="normal"/>
    </style:style>
    <style:style style:name="T78" style:family="text">
      <style:text-properties style:font-name="Calibri" fo:font-weight="normal" officeooo:rsid="00241cfd" style:font-weight-asian="normal" style:font-weight-complex="normal"/>
    </style:style>
    <style:style style:name="T79" style:family="text">
      <style:text-properties style:font-name="Calibri" fo:font-weight="normal" style:font-weight-asian="normal" style:font-name-complex="Arial" style:font-weight-complex="normal"/>
    </style:style>
    <style:style style:name="T80" style:family="text">
      <style:text-properties style:font-name="Calibri" fo:font-weight="normal" officeooo:rsid="00465e97" style:font-weight-asian="normal" style:font-name-complex="Arial" style:font-weight-complex="normal"/>
    </style:style>
    <style:style style:name="T81" style:family="text">
      <style:text-properties fo:font-weight="bold" style:font-weight-asian="bold" style:font-weight-complex="bold"/>
    </style:style>
    <style:style style:name="T82" style:family="text">
      <style:text-properties fo:font-weight="bold" officeooo:rsid="00253813" style:font-weight-asian="bold" style:font-weight-complex="bold"/>
    </style:style>
    <style:style style:name="T83" style:family="text">
      <style:text-properties fo:font-weight="bold" officeooo:rsid="0027f396" style:font-weight-asian="bold" style:font-weight-complex="bold"/>
    </style:style>
    <style:style style:name="T84" style:family="text">
      <style:text-properties fo:font-weight="bold" officeooo:rsid="00271d71" style:font-weight-asian="bold" style:font-weight-complex="bold"/>
    </style:style>
    <style:style style:name="T85" style:family="text">
      <style:text-properties fo:font-weight="bold" officeooo:rsid="003ee734" style:font-weight-asian="bold" style:font-weight-complex="bold"/>
    </style:style>
    <style:style style:name="T86" style:family="text">
      <style:text-properties fo:font-weight="bold" officeooo:rsid="0040324e" style:font-weight-asian="bold" style:font-weight-complex="bold"/>
    </style:style>
    <style:style style:name="T87" style:family="text">
      <style:text-properties fo:font-weight="bold" officeooo:rsid="0042cf33" style:font-weight-asian="bold" style:font-weight-complex="bold"/>
    </style:style>
    <style:style style:name="T88" style:family="text">
      <style:text-properties fo:font-weight="bold" officeooo:rsid="009e316d" style:font-weight-asian="bold" style:font-weight-complex="bold"/>
    </style:style>
    <style:style style:name="T89" style:family="text">
      <style:text-properties fo:font-weight="bold" officeooo:rsid="009f03af" style:font-weight-asian="bold" style:font-weight-complex="bold"/>
    </style:style>
    <style:style style:name="T90" style:family="text">
      <style:text-properties fo:font-weight="bold" officeooo:rsid="00555caf" style:font-weight-asian="bold" style:font-weight-complex="bold"/>
    </style:style>
    <style:style style:name="T91" style:family="text">
      <style:text-properties fo:font-style="italic" style:font-style-asian="italic"/>
    </style:style>
    <style:style style:name="T92" style:family="text">
      <style:text-properties fo:font-style="italic" style:font-style-asian="italic" style:font-style-complex="italic"/>
    </style:style>
    <style:style style:name="T93" style:family="text">
      <style:text-properties fo:font-style="italic" officeooo:rsid="006155f6" style:font-style-asian="italic" style:font-style-complex="italic"/>
    </style:style>
    <style:style style:name="T94" style:family="text">
      <style:text-properties fo:font-style="italic" fo:font-weight="normal" officeooo:rsid="00109b02" style:font-style-asian="italic" style:font-weight-asian="normal" style:font-style-complex="italic" style:font-weight-complex="normal"/>
    </style:style>
    <style:style style:name="T95" style:family="text">
      <style:text-properties fo:font-style="italic" fo:font-weight="normal" officeooo:rsid="0040324e" style:font-style-asian="italic" style:font-weight-asian="normal" style:font-weight-complex="normal"/>
    </style:style>
    <style:style style:name="T96" style:family="text">
      <style:text-properties officeooo:rsid="0002c0f1"/>
    </style:style>
    <style:style style:name="T97" style:family="text">
      <style:text-properties officeooo:rsid="00040a2b"/>
    </style:style>
    <style:style style:name="T98" style:family="text">
      <style:text-properties officeooo:rsid="000686ba"/>
    </style:style>
    <style:style style:name="T99" style:family="text">
      <style:text-properties officeooo:rsid="000a27ed"/>
    </style:style>
    <style:style style:name="T100" style:family="text">
      <style:text-properties style:text-position="sub 58%"/>
    </style:style>
    <style:style style:name="T101" style:family="text">
      <style:text-properties style:text-position="sub 58%" style:font-name="Calibri" fo:font-size="11pt" style:font-size-asian="11pt" style:font-name-complex="Calibri" style:font-size-complex="11pt"/>
    </style:style>
    <style:style style:name="T102" style:family="text">
      <style:text-properties style:text-position="sub 58%" style:font-name="Calibri" fo:font-size="11pt" officeooo:rsid="00100115" style:font-size-asian="11pt" style:font-name-complex="Calibri" style:font-size-complex="11pt"/>
    </style:style>
    <style:style style:name="T103" style:family="text">
      <style:text-properties style:text-position="sub 58%" style:font-name="Calibri" fo:font-size="11pt" officeooo:rsid="000b88f1" style:font-size-asian="11pt" style:font-name-complex="Calibri" style:font-size-complex="11pt"/>
    </style:style>
    <style:style style:name="T104" style:family="text">
      <style:text-properties style:text-position="sub 58%" style:font-name="Calibri" fo:font-size="11pt" officeooo:rsid="00040a2b" style:font-size-asian="11pt" style:font-name-complex="Calibri" style:font-size-complex="11pt"/>
    </style:style>
    <style:style style:name="T105" style:family="text">
      <style:text-properties style:text-position="sub 58%" style:font-name="Calibri" fo:font-size="11pt" officeooo:rsid="006155f6" style:font-size-asian="11pt" style:font-name-complex="Calibri" style:font-size-complex="11pt"/>
    </style:style>
    <style:style style:name="T106" style:family="text">
      <style:text-properties style:text-position="sub 58%" style:font-name="Calibri" fo:font-size="11pt" officeooo:rsid="00665d67" style:font-size-asian="11pt" style:font-name-complex="Calibri" style:font-size-complex="11pt"/>
    </style:style>
    <style:style style:name="T107" style:family="text">
      <style:text-properties style:text-position="sub 58%" style:font-name="Calibri" fo:font-size="11pt" officeooo:rsid="00668f69" style:font-size-asian="11pt" style:font-name-complex="Calibri" style:font-size-complex="11pt"/>
    </style:style>
    <style:style style:name="T108" style:family="text">
      <style:text-properties style:text-position="sub 58%" style:font-name="Calibri" fo:font-size="11pt" officeooo:rsid="007b33a4" style:font-size-asian="11pt" style:font-name-complex="Calibri" style:font-size-complex="11pt"/>
    </style:style>
    <style:style style:name="T109" style:family="text">
      <style:text-properties style:text-position="sub 58%" style:font-name="Calibri" fo:font-size="11pt" officeooo:rsid="007ecc3b" style:font-size-asian="11pt" style:font-name-complex="Calibri" style:font-size-complex="11pt"/>
    </style:style>
    <style:style style:name="T110" style:family="text">
      <style:text-properties style:text-position="sub 58%" style:font-name="Calibri" fo:font-weight="normal" officeooo:rsid="00241cfd" style:font-weight-asian="normal" style:font-weight-complex="normal"/>
    </style:style>
    <style:style style:name="T111" style:family="text">
      <style:text-properties style:text-position="sub 58%" officeooo:rsid="00040a2b"/>
    </style:style>
    <style:style style:name="T112" style:family="text">
      <style:text-properties style:text-position="sub 58%" officeooo:rsid="008bc721"/>
    </style:style>
    <style:style style:name="T113" style:family="text">
      <style:text-properties style:text-position="sub 58%" officeooo:rsid="0085b505" fo:background-color="transparent" loext:char-shading-value="0"/>
    </style:style>
    <style:style style:name="T114" style:family="text">
      <style:text-properties style:text-position="sub 58%" style:font-name="Calibri3" style:font-name-complex="Calibri4"/>
    </style:style>
    <style:style style:name="T115" style:family="text">
      <style:text-properties officeooo:rsid="000b88f1"/>
    </style:style>
    <style:style style:name="T116" style:family="text">
      <style:text-properties officeooo:rsid="00109b02"/>
    </style:style>
    <style:style style:name="T117" style:family="text">
      <style:text-properties fo:font-weight="normal" style:font-weight-asian="normal" style:font-weight-complex="normal"/>
    </style:style>
    <style:style style:name="T118" style:family="text">
      <style:text-properties fo:font-weight="normal" officeooo:rsid="00109b02" style:font-weight-asian="normal" style:font-weight-complex="normal"/>
    </style:style>
    <style:style style:name="T119" style:family="text">
      <style:text-properties fo:font-weight="normal" officeooo:rsid="00163b8c" style:font-weight-asian="normal" style:font-weight-complex="normal"/>
    </style:style>
    <style:style style:name="T120" style:family="text">
      <style:text-properties fo:font-weight="normal" officeooo:rsid="0017b700" style:font-weight-asian="normal" style:font-weight-complex="normal"/>
    </style:style>
    <style:style style:name="T121" style:family="text">
      <style:text-properties fo:font-weight="normal" officeooo:rsid="0040324e" style:font-weight-asian="normal" style:font-weight-complex="normal"/>
    </style:style>
    <style:style style:name="T122" style:family="text">
      <style:text-properties fo:font-weight="normal" officeooo:rsid="0049d0d7" style:font-weight-asian="normal" style:font-weight-complex="normal"/>
    </style:style>
    <style:style style:name="T123" style:family="text">
      <style:text-properties fo:font-weight="normal" officeooo:rsid="004ad57e" style:font-weight-asian="normal" style:font-weight-complex="normal"/>
    </style:style>
    <style:style style:name="T124" style:family="text">
      <style:text-properties fo:font-weight="normal" officeooo:rsid="0072201c" style:font-weight-asian="normal" style:font-weight-complex="normal"/>
    </style:style>
    <style:style style:name="T125" style:family="text">
      <style:text-properties fo:font-weight="normal" officeooo:rsid="00555caf" style:font-weight-asian="normal" style:font-weight-complex="normal"/>
    </style:style>
    <style:style style:name="T126" style:family="text">
      <style:text-properties fo:font-weight="normal" officeooo:rsid="00a10fdc" style:font-weight-asian="normal" style:font-weight-complex="normal"/>
    </style:style>
    <style:style style:name="T127" style:family="text">
      <style:text-properties fo:font-weight="normal" officeooo:rsid="009f9e1a" style:font-weight-asian="normal" style:font-weight-complex="normal"/>
    </style:style>
    <style:style style:name="T128" style:family="text">
      <style:text-properties fo:font-weight="normal" officeooo:rsid="00253813" style:font-weight-asian="normal" style:font-weight-complex="normal"/>
    </style:style>
    <style:style style:name="T129" style:family="text">
      <style:text-properties officeooo:rsid="002377ba"/>
    </style:style>
    <style:style style:name="T130" style:family="text">
      <style:text-properties style:text-position="0% 100%" style:font-name="Calibri" fo:font-weight="normal" officeooo:rsid="00241cfd" style:font-weight-asian="normal" style:font-weight-complex="normal"/>
    </style:style>
    <style:style style:name="T131" style:family="text">
      <style:text-properties style:text-position="0% 100%" style:font-name="Calibri" fo:font-weight="normal" officeooo:rsid="00441c73" style:font-weight-asian="normal" style:font-weight-complex="normal"/>
    </style:style>
    <style:style style:name="T132" style:family="text">
      <style:text-properties style:text-position="0% 100%" style:font-name="Calibri" fo:font-weight="normal" officeooo:rsid="002470db" style:font-weight-asian="normal" style:font-weight-complex="normal"/>
    </style:style>
    <style:style style:name="T133" style:family="text">
      <style:text-properties officeooo:rsid="00253813"/>
    </style:style>
    <style:style style:name="T134" style:family="text">
      <style:text-properties officeooo:rsid="00271d71"/>
    </style:style>
    <style:style style:name="T135" style:family="text">
      <style:text-properties officeooo:rsid="0027f396"/>
    </style:style>
    <style:style style:name="T136" style:family="text">
      <style:text-properties officeooo:rsid="002efe58"/>
    </style:style>
    <style:style style:name="T137" style:family="text">
      <style:text-properties officeooo:rsid="003098f7"/>
    </style:style>
    <style:style style:name="T138" style:family="text">
      <style:text-properties officeooo:rsid="003769fb"/>
    </style:style>
    <style:style style:name="T139" style:family="text">
      <style:text-properties officeooo:rsid="0039f0c5"/>
    </style:style>
    <style:style style:name="T140" style:family="text">
      <style:text-properties officeooo:rsid="0045c6a1"/>
    </style:style>
    <style:style style:name="T141" style:family="text">
      <style:text-properties officeooo:rsid="00465e97"/>
    </style:style>
    <style:style style:name="T142" style:family="text">
      <style:text-properties officeooo:rsid="0049d0d7"/>
    </style:style>
    <style:style style:name="T143" style:family="text">
      <style:text-properties style:font-name="Calibri1" style:font-name-complex="Calibri4"/>
    </style:style>
    <style:style style:name="T144" style:family="text">
      <style:text-properties officeooo:rsid="003ec88c"/>
    </style:style>
    <style:style style:name="T145" style:family="text">
      <style:text-properties officeooo:rsid="004ad57e"/>
    </style:style>
    <style:style style:name="T146" style:family="text">
      <style:text-properties officeooo:rsid="00555caf"/>
    </style:style>
    <style:style style:name="T147" style:family="text">
      <style:text-properties officeooo:rsid="00524f9d"/>
    </style:style>
    <style:style style:name="T148" style:family="text">
      <style:text-properties style:text-position="super 58%"/>
    </style:style>
    <style:style style:name="T149" style:family="text">
      <style:text-properties officeooo:rsid="0058bc98"/>
    </style:style>
    <style:style style:name="T150" style:family="text">
      <style:text-properties style:language-asian="zh" style:country-asian="CN" style:language-complex="hi" style:country-complex="IN"/>
    </style:style>
    <style:style style:name="T151" style:family="text">
      <style:text-properties officeooo:rsid="009ba5d8" style:language-asian="zh" style:country-asian="CN" style:language-complex="hi" style:country-complex="IN"/>
    </style:style>
    <style:style style:name="T152" style:family="text">
      <style:text-properties officeooo:rsid="0062c561"/>
    </style:style>
    <style:style style:name="T153" style:family="text">
      <style:text-properties officeooo:rsid="0062f674"/>
    </style:style>
    <style:style style:name="T154" style:family="text">
      <style:text-properties officeooo:rsid="006cdc9b"/>
    </style:style>
    <style:style style:name="T155" style:family="text">
      <style:text-properties officeooo:rsid="006f3611"/>
    </style:style>
    <style:style style:name="T156" style:family="text">
      <style:text-properties officeooo:rsid="00705511"/>
    </style:style>
    <style:style style:name="T157" style:family="text">
      <style:text-properties officeooo:rsid="0072201c"/>
    </style:style>
    <style:style style:name="T158" style:family="text">
      <style:text-properties officeooo:rsid="007487bf"/>
    </style:style>
    <style:style style:name="T159" style:family="text">
      <style:text-properties officeooo:rsid="007b33a4"/>
    </style:style>
    <style:style style:name="T160" style:family="text">
      <style:text-properties officeooo:rsid="007dce0c"/>
    </style:style>
    <style:style style:name="T161" style:family="text">
      <style:text-properties officeooo:rsid="0085b505"/>
    </style:style>
    <style:style style:name="T162" style:family="text">
      <style:text-properties officeooo:rsid="0087a3c9"/>
    </style:style>
    <style:style style:name="T163" style:family="text">
      <style:text-properties officeooo:rsid="0088fcf6"/>
    </style:style>
    <style:style style:name="T164" style:family="text">
      <style:text-properties officeooo:rsid="008ade26"/>
    </style:style>
    <style:style style:name="T165" style:family="text">
      <style:text-properties officeooo:rsid="008bc721"/>
    </style:style>
    <style:style style:name="T166" style:family="text">
      <style:text-properties officeooo:rsid="008f6459"/>
    </style:style>
    <style:style style:name="T167" style:family="text">
      <style:text-properties fo:font-variant="normal" fo:text-transform="none" style:text-position="0% 100%" style:font-name="Calibri" fo:font-size="11pt" fo:font-style="normal" style:text-underline-style="none" fo:font-weight="normal" officeooo:rsid="009b8f91" fo:background-color="transparent" loext:char-shading-value="0" style:font-size-asian="11pt" style:font-name-complex="Calibri" style:font-size-complex="11pt"/>
    </style:style>
    <style:style style:name="T168" style:family="text">
      <style:text-properties fo:font-variant="normal" fo:text-transform="none" style:text-position="0% 100%" style:font-name="Calibri" fo:font-size="11pt" fo:font-style="normal" style:text-underline-style="none" fo:font-weight="normal" officeooo:rsid="006145a8" fo:background-color="transparent" loext:char-shading-value="0" style:font-size-asian="11pt" style:font-name-complex="Calibri" style:font-size-complex="11pt"/>
    </style:style>
    <style:style style:name="T169" style:family="text">
      <style:text-properties fo:font-variant="normal" fo:text-transform="none" style:text-position="0% 100%" style:font-name="Calibri" fo:font-size="11pt" fo:font-style="normal" style:text-underline-style="none" fo:font-weight="normal" officeooo:rsid="007fd425" style:font-size-asian="11pt" style:font-name-complex="Calibri" style:font-size-complex="11pt"/>
    </style:style>
    <style:style style:name="T170" style:family="text">
      <style:text-properties fo:font-variant="normal" fo:text-transform="none" style:text-position="0% 100%" fo:font-style="normal" style:text-underline-style="none" fo:font-weight="normal"/>
    </style:style>
    <style:style style:name="T171" style:family="text">
      <style:text-properties fo:font-variant="normal" fo:text-transform="none" style:text-position="0% 100%" fo:font-style="normal" style:text-underline-style="none" fo:font-weight="normal" fo:background-color="transparent" loext:char-shading-value="0"/>
    </style:style>
    <style:style style:name="T172" style:family="text">
      <style:text-properties fo:font-variant="normal" fo:text-transform="none" style:text-position="0% 100%" style:font-name="Calibri3" fo:font-style="normal" style:text-underline-style="none" fo:font-weight="normal" style:font-name-complex="Calibri4"/>
    </style:style>
    <style:style style:name="T173" style:family="text">
      <style:text-properties officeooo:rsid="0085b505" fo:background-color="transparent" loext:char-shading-value="0"/>
    </style:style>
    <style:style style:name="T174" style:family="text">
      <style:text-properties officeooo:rsid="009ba5d8" fo:background-color="transparent" loext:char-shading-value="0"/>
    </style:style>
    <style:style style:name="T175" style:family="text">
      <style:text-properties officeooo:rsid="009ba5d8"/>
    </style:style>
    <style:style style:name="T176" style:family="text">
      <style:text-properties officeooo:rsid="009e316d"/>
    </style:style>
    <style:style style:name="T177" style:family="text">
      <style:text-properties officeooo:rsid="00a6352d"/>
    </style:style>
    <style:style style:name="T178" style:family="text">
      <style:text-properties officeooo:rsid="00a6feef"/>
    </style:style>
    <style:style style:name="T179" style:family="text">
      <style:text-properties officeooo:rsid="00a10fdc"/>
    </style:style>
    <style:style style:name="T180" style:family="text">
      <style:text-properties style:font-name="Calibri3" style:font-name-complex="Calibri4"/>
    </style:style>
    <style:style style:name="T181" style:family="text">
      <style:text-properties style:font-name="Calibri3" officeooo:rsid="009f9e1a" style:font-name-complex="Calibri4"/>
    </style:style>
    <style:style style:name="T182" style:family="text">
      <style:text-properties style:font-name="Calibri3" officeooo:rsid="00a925f2" style:font-name-complex="Calibri4"/>
    </style:style>
    <style:style style:name="T183" style:family="text">
      <style:text-properties style:font-name="Calibri3" officeooo:rsid="00a99954" style:font-name-complex="Calibri4"/>
    </style:style>
    <style:style style:name="T184" style:family="text">
      <style:text-properties style:font-name="Calibri3" officeooo:rsid="009e2d5b" style:font-name-complex="Calibri4"/>
    </style:style>
    <style:style style:name="T185" style:family="text">
      <style:text-properties style:font-name="Calibri3" officeooo:rsid="00a32cfb" style:font-name-complex="Calibri4"/>
    </style:style>
    <style:style style:name="T186" style:family="text">
      <style:text-properties style:font-name="Calibri3" officeooo:rsid="00a7912b" style:font-name-complex="Calibri4"/>
    </style:style>
    <style:style style:name="T187" style:family="text">
      <style:text-properties style:font-name="Calibri3" officeooo:rsid="00253813" style:font-name-complex="Calibri4"/>
    </style:style>
    <style:style style:name="T188" style:family="text">
      <style:text-properties style:font-name="Calibri3" fo:font-weight="normal" officeooo:rsid="00a32cfb" style:font-weight-asian="normal" style:font-name-complex="Calibri4" style:font-weight-complex="normal"/>
    </style:style>
    <style:style style:name="T189" style:family="text">
      <style:text-properties style:font-name="Calibri3" fo:font-size="11pt" officeooo:rsid="00a99954" style:font-name-asian="Noto Serif CJK SC" style:font-size-asian="12pt" style:language-asian="zh" style:country-asian="CN" style:font-name-complex="Calibri4" style:font-size-complex="12pt" style:language-complex="hi" style:country-complex="IN"/>
    </style:style>
    <style:style style:name="T190" style:family="text">
      <style:text-properties style:font-name="Calibri3" fo:font-weight="bold" officeooo:rsid="009e2d5b" style:font-weight-asian="bold" style:font-name-complex="Calibri4" style:font-weight-complex="bold"/>
    </style:style>
    <style:style style:name="T191" style:family="text">
      <style:text-properties officeooo:rsid="009f9e1a"/>
    </style:style>
    <style:style style:name="T192" style:family="text">
      <style:text-properties officeooo:rsid="009f9e1a" fo:background-color="#ffff00" loext:char-shading-value="0"/>
    </style:style>
    <style:style style:name="T193" style:family="text">
      <style:text-properties fo:background-color="#ffff00" loext:char-shading-value="0"/>
    </style:style>
    <style:style style:name="T194" style:family="text">
      <style:text-properties officeooo:rsid="00a4da8b"/>
    </style:style>
    <style:style style:name="T195" style:family="text">
      <style:text-properties officeooo:rsid="00a2c6de"/>
    </style:style>
    <style:style style:name="T196" style:family="text">
      <style:text-properties officeooo:rsid="00a32cfb"/>
    </style:style>
    <style:style style:name="T19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98"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99" style:family="text">
      <style:text-properties fo:font-size="10pt" fo:language="en" fo:country="US" style:language-asian="en" style:country-asian="US" style:language-complex="ar" style:country-complex="SA"/>
    </style:style>
    <style:style style:name="T20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run-through="foreground" style:vertical-pos="from-top" style:vertical-rel="page-content" style:horizontal-pos="center" style:horizontal-rel="page-content" fo:padding="0.0591in" fo:border="none" loext:rel-width-rel="paragraph"/>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5" style:family="graphic" style:parent-style-name="Formula">
      <style:graphic-properties fo:margin-left="0in" fo:margin-right="0in" fo:margin-top="0in" fo:margin-bottom="0in" style:vertical-pos="from-top" style:horizontal-pos="from-left" style:horizontal-rel="paragraph-content" draw:ole-draw-aspect="1"/>
    </style:style>
    <style:style style:name="fr6"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tracked-changes>
        <text:changed-region xml:id="ct1401243248336" text:id="ct1401243248336">
          <text:insertion>
            <office:change-info>
              <dc:creator>Alessandro Senes</dc:creator>
              <dc:date>2024-06-28T14:18:04</dc:date>
            </office:change-info>
          </text:insertion>
        </text:changed-region>
        <text:changed-region xml:id="ct1401243236336" text:id="ct1401243236336">
          <text:insertion>
            <office:change-info>
              <dc:creator>Alessandro Senes</dc:creator>
              <dc:date>2024-06-28T15:41:48</dc:date>
            </office:change-info>
          </text:insertion>
        </text:changed-region>
        <text:changed-region xml:id="ct1401700445968" text:id="ct1401700445968">
          <text:insertion>
            <office:change-info>
              <dc:creator>Unknown Author</dc:creator>
              <dc:date>2024-07-18T14:22:40</dc:date>
            </office:change-info>
          </text:insertion>
        </text:changed-region>
        <text:changed-region xml:id="ct1401700442368" text:id="ct1401700442368">
          <text:insertion>
            <office:change-info>
              <dc:creator>Unknown Author</dc:creator>
              <dc:date>2024-07-18T14:23:48</dc:date>
            </office:change-info>
          </text:insertion>
        </text:changed-region>
        <text:changed-region xml:id="ct1401922255296" text:id="ct1401922255296">
          <text:insertion>
            <office:change-info>
              <dc:creator>Alessandro Senes</dc:creator>
              <dc:date>2024-07-14T16:39:21</dc:date>
            </office:change-info>
          </text:insertion>
        </text:changed-region>
        <text:changed-region xml:id="ct1401705391280" text:id="ct1401705391280">
          <text:insertion>
            <office:change-info>
              <dc:creator>Unknown Author</dc:creator>
              <dc:date>2024-07-18T14:25:43</dc:date>
            </office:change-info>
          </text:insertion>
        </text:changed-region>
        <text:changed-region xml:id="ct1401922255056" text:id="ct1401922255056">
          <text:format-change>
            <office:change-info>
              <dc:creator>Alessandro Senes</dc:creator>
              <dc:date>2024-07-14T16:40:23</dc:date>
            </office:change-info>
          </text:format-change>
        </text:changed-region>
        <text:changed-region xml:id="ct1401922253136" text:id="ct1401922253136">
          <text:format-change>
            <office:change-info>
              <dc:creator>Alessandro Senes</dc:creator>
              <dc:date>2024-07-14T16:40:25</dc:date>
            </office:change-info>
          </text:format-change>
        </text:changed-region>
        <text:changed-region xml:id="ct1401922255776" text:id="ct1401922255776">
          <text:format-change>
            <office:change-info>
              <dc:creator>Alessandro Senes</dc:creator>
              <dc:date>2024-07-15T08:09:50</dc:date>
            </office:change-info>
          </text:format-change>
        </text:changed-region>
        <text:changed-region xml:id="ct1401073041664" text:id="ct1401073041664">
          <text:insertion>
            <office:change-info>
              <dc:creator>Alessandro Senes</dc:creator>
              <dc:date>2024-07-14T16:40:29</dc:date>
            </office:change-info>
          </text:insertion>
        </text:changed-region>
        <text:changed-region xml:id="ct1401696090880" text:id="ct1401696090880">
          <text:insertion>
            <office:change-info>
              <dc:creator>Unknown Author</dc:creator>
              <dc:date>2024-07-18T14:29:56</dc:date>
            </office:change-info>
          </text:insertion>
        </text:changed-region>
        <text:changed-region xml:id="ct1401519814816" text:id="ct1401519814816">
          <text:insertion>
            <office:change-info>
              <dc:creator>Unknown Author</dc:creator>
              <dc:date>2024-07-18T14:27:08</dc:date>
            </office:change-info>
          </text:insertion>
        </text:changed-region>
        <text:changed-region xml:id="ct1401696114160" text:id="ct1401696114160">
          <text:deletion>
            <office:change-info>
              <dc:creator>Unknown Author</dc:creator>
              <dc:date>2024-07-18T14:26:48</dc:date>
            </office:change-info>
            <text:p text:style-name="First_20_line_20_indent"><text:span text:style-name="T146">Membrane protein helical pair extraction</text:span></text:p>
            <text:p text:style-name="First_20_line_20_indent"><text:span text:style-name="T146">We developed</text:span> program <text:span text:style-name="T146">in MSL that </text:span>extracts helical <text:span text:style-name="T146">pairs from PDBs from OPM. We first identify the top and bottom z-axes of the membrane in the OPM structure. The segments of the protein </text:span>within the membrane <text:span text:style-name="T146">are then determined to be helical</text:span> by measuring the Phi-Psi angles of quadruplets of Cα carbons. The helical segments composed of at least 13 AAs in length are extracted as individual helices, and the distance is measured between Cα carbons on each unique helical pair. Any two helices with at least 3 Cα carbons within 9Å of each other are extracted as an individual helical pair.</text:p>
            <text:p text:style-name="P41">Left Handed Interfaces</text:p>
            <text:p text:style-name="P39">During visual inspection of our randomized backbone geometries, we found that left handed dimers were able to accommodate multiple interfaces. Interfaces differ based on the input axial rotation and Z-shifts (Supplement). Each stripe results in a different interface, with some overlap between the middle and right stripes: left from 0-60 axial rotation and 1-6 z-shift <text:s/>(LLL<text:span text:style-name="T81">xx</text:span>LL<text:span text:style-name="T81">xx</text:span>L<text:span text:style-name="T81">xx</text:span>LL<text:span text:style-name="T81">xx</text:span>LLILI) and right from 60-100 axial rotation and 0-4.5 z-Shift (LLLL<text:span text:style-name="T81">xx</text:span>LL<text:span text:style-name="T81">xx</text:span>L<text:span text:style-name="T81">xx</text:span>LL<text:span text:style-name="T81">xx</text:span>LILI). All other axial rotations and z-shifts displayed a shifted variation on the interface (LLLL<text:span text:style-name="T81">xx</text:span>L<text:span text:style-name="T81">xx</text:span>LL<text:span text:style-name="T81">xx</text:span>L<text:span text:style-name="T81">xx</text:span>LLILI).</text:p>
            <text:h text:style-name="Heading_20_4" text:outline-level="4">Computational Design</text:h>
            <text:p text:style-name="First_20_line_20_indent"><text:span text:style-name="T144">The algorithm designs an interfacial sequence along a given backbone structure. Using a Monte Carlo sequence optimization, an interfacial position is switched to a random amino acid most prevalently found in membrane protein sequences.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text:span><text:span text:style-name="T85">(Supplement or add separate method section?)</text:span><text:span text:style-name="T144">. Energetics for the dimer were calculated using the CHARMM22 van der Waals function, the IMM1 membrane implicit solvation term, and the hydrogen bonding function SCWR4. The side chain mobility was modeled using the energy based conformer library, with interfacial side chains given higher mobility than non-interfacial (</text:span><text:span text:style-name="T143">Subramaniam &amp; Senes, 2012</text:span><text:span text:style-name="T142">). After the sequence is designed for the geometry, the structure undergoes Monte Carlo backbone optimization cycles where all parameters (distance, zShift, axialRotation, and crossingAngle) are varied. The final energy from backbone optimization is used to assess our designed constructs against their dimerization propensity.</text:span></text:p>
            <text:h text:style-name="Heading_20_4" text:outline-level="4">Cloning for bacterial cell expression</text:h>
            <text:p text:style-name="First_20_line_20_indent">Sequences were ordered as an oligo pool from Twist Biosciences. Individual segments were amplified using qPCR <text:span text:style-name="T81">(PCR kit)</text:span>. Segments were digested using restriction enzymes Nhe1-HF and Dpn2. TOXGREEN vector was digested in preparation for ligation using restriction enzymes Nhe1-HF, BamH1-HF, and <text:span text:style-name="T123">CIP</text:span> <text:span text:style-name="T133">from NEB</text:span>. Plasmids were assembled by incubating segment DNA with TOXGREEN <text:span text:style-name="T145">vector</text:span> in a <text:span text:style-name="T81">ratio </text:span>for 2 hours with <text:span text:style-name="T133">NEB E</text:span>lectroligase. 5uL of the ligation mixture were added to 50uL of <text:span text:style-name="T133">NEB </text:span>DH10B E. coli cells <text:span text:style-name="T133">and cloned</text:span> through electroporation <text:span text:style-name="T82">(electroporator model)</text:span>, <text:span text:style-name="T133">outgrown</text:span> for 1 hour <text:span text:style-name="T133">in</text:span> 950uL <text:span text:style-name="T133">NEB </text:span>SOM media <text:span text:style-name="T133">in 37C shaker</text:span>, and <text:span text:style-name="T133">diluted (</text:span><text:span text:style-name="T82">ratio</text:span><text:span text:style-name="T133">) before plating xuL on LB Amp 100 plates. Plates were grown for 14-16 hours at 37C and colony forming units (CFUs) calculated for each segment. </text:span><text:span text:style-name="T82">X</text:span><text:span text:style-name="T133">uL of segment sample were grown overnight in 3mL LB Amp 100 media. A CFU &gt; </text:span><text:span text:style-name="T82">x </text:span><text:span text:style-name="T133">was accepted and overnight cultures corresponding to plates were spun down and miniprepped </text:span><text:span text:style-name="T82">(kit)</text:span><text:span text:style-name="T133">. Segment plasmids were cloned through electroporation into 50uL in house mm39 cells for fluorescence readout, outgrown for 1 hour in 950uL SOC media in 37C shaker, and x uL plated on LB Amp 100 plates. </text:span><text:span text:style-name="T82">X</text:span><text:span text:style-name="T133"> uL of segment sample were grown overnight in 3mL LB Amp 100 media. CFUs were again counted and any plates &gt; </text:span><text:span text:style-name="T84">x</text:span><text:span text:style-name="T134">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h text:style-name="Heading_20_4" text:outline-level="4">Sort-Seq and NGS Preparation Protocol</text:h>
            <text:p text:style-name="First_20_line_20_indent">50uL of library glycerol stock were grown in 3mL LB Amp 100 overnight for 14-16 hours in 37C shaker. Samples were diluted in PBS buffer to appropriate concentration for recording 10000 events per second in Sony MA900 fluorescence activated cell sorter <text:span text:style-name="T81">(UW Flow Center)</text:span>. Controls GpA, G83I, and NoTM 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83">(what type)</text:span>. <text:span text:style-name="T135">(</text:span><text:span text:style-name="T83">cite sort-seq</text:span><text:span text:style-name="T135">)</text:span></text:p>
            <text:h text:style-name="Heading_20_4" text:outline-level="4">Immunoblotting</text:h>
            <text:p text:style-name="First_20_line_20_indent">Protein expression was confirmed for an assortment of designs and mutants using immunoblotting. Cell lysates were normalized by <text:span text:style-name="T81">(BCA assay) </text:span><text:span text:style-name="T117">and loaded onto NuPage 4-12% bis-tris SDS-PAGE gels (Thermofisher) and then transferred to PVDF membranes (VWR) for 1h at 100 millivolts. Blots were blocked using 5% </text:span><text:span text:style-name="T121">milk </text:span><text:span text:style-name="T86">(brand)</text:span><text:span text:style-name="T121">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1" text:anchor-type="page" text:anchor-page-number="9" svg:width="7in" style:rel-width="100%" draw:z-index="2">
        <draw:text-box fo:min-height="0.2in">
          <text:p text:style-name="P26"/>
          <text:p text:style-name="Figure"><text:span text:style-name="T81">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176">clash</text:span> (<text:span text:style-name="T176">red</text:span>) and <text:span text:style-name="T176">void</text:span> (<text:span text:style-name="T176">orange</text:span>) mutants. p-values determining the significant difference between WT fluorescence and mutant fluorescence are shown over the corresponding boxplot. </text:p>
        </draw:text-box>
      </draw:frame>
      <draw:frame draw:style-name="fr2" draw:name="Frame3" text:anchor-type="page" text:anchor-page-number="12" svg:width="7in" style:rel-width="100%" draw:z-index="1">
        <draw:text-box fo:min-height="0.2in">
          <text:p text:style-name="P25"/>
          <text:p text:style-name="Fig."><text:span text:style-name="T81">Figure DELTA_G_DATA:</text:span> A) Design energy score plotted vs dimerization propensity in %GpA and ΔG. Dimerization propensity was converted to biophysical ΔG using methods from an in vitro FRET studying GASright association (Díaz Vázquez et al., 2023) B) Predicted geometry plotted against dimerization propensity in %GpA. C) Density histogram of predicted <text:s/>ΔG shows the spread of dimerization propensities for each design region. <text:s/>GASright dimerization distribution is clearly more stable than designs from other regions. </text:p>
        </draw:text-box>
      </draw:frame>
      <draw:frame draw:style-name="fr3" draw:name="Frame2" text:anchor-type="page" text:anchor-page-number="5" svg:y="1.2201in" svg:width="6.9299in" style:rel-width="99%" draw:z-index="0">
        <draw:text-box fo:min-height="6.2047in">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Fig."><text:span text:style-name="T81">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 </text:p>
        </draw:text-box>
      </draw:frame>
      <text:p text:style-name="P50">Investigating the effect of side chain packing on membrane protein association</text:p>
      <text:p text:style-name="P5"><text:span text:style-name="T147">Gilbert J. Loiseau</text:span><text:span text:style-name="T148">1,2</text:span> <text:span text:style-name="T147">a</text:span>nd Alessandro Senes<text:span text:style-name="T148">1,@</text:span></text:p>
      <text:p text:style-name="P4"/>
      <text:p text:style-name="P5"><text:span text:style-name="T148">1</text:span>Department of Biochemistry, University of Wisconsin-Madison, Madison, WI 53706</text:p>
      <text:p text:style-name="P5"><text:span text:style-name="T148">2</text:span>Integrated Program in Biochemistry, University of Wisconsin-Madison, Madison, WI 53706</text:p>
      <text:p text:style-name="P5"/>
      <text:p text:style-name="P5">@Corresponding author: senes@wisc.edu</text:p>
      <text:p text:style-name="P5"/>
      <text:p text:style-name="P5">ORCID:</text:p>
      <text:p text:style-name="P5"><text:span text:style-name="T147">GJL</text:span>:<text:tab/>?</text:p>
      <text:p text:style-name="P5">AS:<text:tab/>0000-0002-3807-2275</text:p>
      <text:h text:style-name="Heading_20_3" text:outline-level="3">Abstract</text:h>
      <text:p text:style-name="P2">Membrane protein folding results from a balance <text:span text:style-name="T81">(better word)</text:span> of biophysical forces. Polar and charged interactions have the ability to drive folding within the hydrophobic environment of the membrane. The stabilizing effects of sidechain packing on membrane protein folding <text:span text:style-name="T138">were</text:span> deduced in a variety of foundational bacterhiorhodopsin studies, and <text:span text:style-name="T138">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40">can</text:span> drive <text:span text:style-name="T140">association</text:span> 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38">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138">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138">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text:span></text:span><text:soft-page-break/><text:span text:style-name="Default_20_Paragraph_20_Font"><text:span text:style-name="T16">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text:h>
      <text:h text:style-name="P45" text:outline-level="4">Selection of the backbone regions for the designs</text:h>
      <text:p text:style-name="First_20_line_20_indent"><text:span text:style-name="Default_20_Paragraph_20_Font"><text:span text:style-name="T18">The first step in the process was to select common region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designable regions.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 </text:span></text:span><text:span text:style-name="Default_20_Paragraph_20_Font"><text:span text:style-name="T20">We used a database of </text:span></text:span><text:soft-page-break/><text:span text:style-name="Default_20_Paragraph_20_Font"><text:span text:style-name="T50">1</text:span></text:span><text:span text:style-name="Default_20_Paragraph_20_Font"><text:span text:style-name="T72">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7">(Lomize et al., 2006; Steinegger &amp; S</text:span></text:span><text:span text:style-name="T171">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8">.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58">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59">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REFS], we </text:span></text:span><text:span text:style-name="Default_20_Paragraph_20_Font"><text:span text:style-name="T21">restricted the analysis to</text:span></text:span><text:span text:style-name="Default_20_Paragraph_20_Font"><text:span text:style-name="T20"> the subset of helical pairs that interact through segments </text:span></text:span><text:span text:style-name="Default_20_Paragraph_20_Font"><text:span text:style-name="T21">that</text:span></text:span><text:change-start text:change-id="ct1401243248336"/><text:span text:style-name="Default_20_Paragraph_20_Font"><text:span text:style-name="T21"> </text:span></text:span><text:change-end text:change-id="ct1401243248336"/><text:span text:style-name="Default_20_Paragraph_20_Font"><text:span text:style-name="T21">adopt</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his restriction was introduced in part for consistency, since the helical backbones used for design were also restricted to canonical </text:span></text:span><text:span text:style-name="Default_20_Paragraph_20_Font"><text:span text:style-name="T20">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In addition, the inclusion of segments that contain kinks, curvature, 3</text:span></text:span><text:span text:style-name="Default_20_Paragraph_20_Font"><text:span text:style-name="T105">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parametrization </text:span></text:span><text:span text:style-name="Default_20_Paragraph_20_Font"><text:span text:style-name="T22">(i.e. θ, </text:span></text:span><text:span text:style-name="Default_20_Paragraph_20_Font"><text:span text:style-name="T60">d</text:span></text:span><text:span text:style-name="Default_20_Paragraph_20_Font"><text:span text:style-name="T22">, ω, </text:span></text:span><text:span text:style-name="Default_20_Paragraph_20_Font"><text:span text:style-name="T60">Z</text:span></text:span><text:span text:style-name="Default_20_Paragraph_20_Font"><text:span text:style-name="T22">)</text:span></text:span><text:span text:style-name="Default_20_Paragraph_20_Font"><text:span text:style-name="T21"> of the configuration of the pairs, </text:span></text:span><text:span text:style-name="Default_20_Paragraph_20_Font"><text:span text:style-name="T22">which assumes canonical helical configuration</text:span></text:span><text:span text:style-name="Default_20_Paragraph_20_Font"><text:span text:style-name="T21">.</text:span></text:span></text:p>
      <text:p text:style-name="P30"><text:span text:style-name="Figure_20_in_20_text">Fig. MP_DESIGN</text:span><text:span text:style-name="Figure_20_in_20_text"><text:span text:style-name="T175">b</text:span></text:span><text:span text:style-name="Default_20_Paragraph_20_Font"> illustrates the resulting helix-helix interaction landscape </text:span><text:span text:style-name="Default_20_Paragraph_20_Font"><text:span text:style-name="T152">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93">d</text:span></text:span><text:span text:style-name="Default_20_Paragraph_20_Font">. </text:span><text:span text:style-name="Default_20_Paragraph_20_Font"><text:span text:style-name="T152">T</text:span></text:span><text:span text:style-name="Default_20_Paragraph_20_Font">hree major high-density regions </text:span><text:span text:style-name="Default_20_Paragraph_20_Font"><text:span text:style-name="T152">are observed</text:span></text:span><text:span text:style-name="Default_20_Paragraph_20_Font">. In the left-handed region </text:span><text:span text:style-name="Default_20_Paragraph_20_Font"><text:span text:style-name="T152">(positive crossing angle </text:span></text:span><text:span text:style-name="Default_20_Paragraph_20_Font"><text:span text:style-name="T22">θ)</text:span></text:span><text:span text:style-name="Default_20_Paragraph_20_Font">, </text:span><text:span text:style-name="Default_20_Paragraph_20_Font"><text:span text:style-name="T152">the </text:span></text:span><text:span text:style-name="Default_20_Paragraph_20_Font">helical pairs are found to interact most frequently in the range between </text:span><text:span text:style-name="Default_20_Paragraph_20_Font"><text:span text:style-name="T152">approximately</text:span></text:span><text:span text:style-name="Default_20_Paragraph_20_Font"> 8.5 to 10 Å of interhelical distance and </text:span><text:span text:style-name="Default_20_Paragraph_20_Font"><text:span text:style-name="T153">a </text:span></text:span><text:span text:style-name="Default_20_Paragraph_20_Font">20 to 40° crossing angle (</text:span><text:span text:style-name="Default_20_Paragraph_20_Font"><text:span text:style-name="T150">“</text:span></text:span><text:span text:style-name="Default_20_Paragraph_20_Font">Left</text:span><text:span text:style-name="Default_20_Paragraph_20_Font"><text:span text:style-name="T150">” box in </text:span></text:span><text:span text:style-name="Default_20_Paragraph_20_Font"><text:span text:style-name="Figure_20_in_20_text"><text:span text:style-name="T150">Fig. MP_DESIGN</text:span></text:span></text:span><text:span text:style-name="Default_20_Paragraph_20_Font"><text:span text:style-name="Figure_20_in_20_text"><text:span text:style-name="T151">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much broader range of distances from 6.5 to over 10</text:span></text:span><text:span text:style-name="Default_20_Paragraph_20_Font"><text:span text:style-name="T1"> Å <text:s/></text:span></text:span><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66">“</text:span></text:span><text:span text:style-name="Default_20_Paragraph_20_Font"><text:span text:style-name="T13">Right</text:span></text:span><text:span text:style-name="Default_20_Paragraph_20_Font"><text:span text:style-name="T66">” </text:span></text:span><text:span text:style-name="Default_20_Paragraph_20_Font"><text:span text:style-name="T65">box</text:span></text:span><text:span text:style-name="Default_20_Paragraph_20_Font"><text:span text:style-name="T13">)</text:span></text:span><text:span text:style-name="Default_20_Paragraph_20_Font"><text:span text:style-name="T1">.</text:span></text:span></text:p>
      <text:p text:style-name="First_20_line_20_indent"><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23">with the closest inter-helical distance </text:span></text:span><text:span text:style-name="Default_20_Paragraph_20_Font"><text:span text:style-name="T5">corresponds to the GAS</text:span></text:span><text:span text:style-name="Default_20_Paragraph_20_Font"><text:span text:style-name="T102">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 that</text:span></text:span><text:span text:style-name="Default_20_Paragraph_20_Font"><text:span text:style-name="T5"> is characterized by very short interhelical distance</text:span></text:span><text:span text:style-name="Default_20_Paragraph_20_Font"><text:span text:style-name="T1"> </text:span></text:span><text:span text:style-name="Default_20_Paragraph_20_Font"><text:span text:style-name="T5">(</text:span></text:span><text:span text:style-name="Default_20_Paragraph_20_Font"><text:span text:style-name="T1">6.5-7.5 Å</text:span></text:span><text:span text:style-name="Default_20_Paragraph_20_Font"><text:span text:style-name="T5">)</text:span></text:span><text:span text:style-name="Default_20_Paragraph_20_Font"><text:span text:style-name="T1"> and </text:span></text:span><text:span text:style-name="Default_20_Paragraph_20_Font"><text:span text:style-name="T5">crossing angle</text:span></text:span><text:span text:style-name="Default_20_Paragraph_20_Font"><text:span text:style-name="T6">s</text:span></text:span><text:span text:style-name="Default_20_Paragraph_20_Font"><text:span text:style-name="T5"> of</text:span></text:span><text:span text:style-name="Default_20_Paragraph_20_Font"><text:span text:style-name="T1"> -25 to -55° angle</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is </text:span></text:span><text:span text:style-name="Default_20_Paragraph_20_Font"><text:span text:style-name="T6">sequence signature is the</text:span></text:span><text:span text:style-name="Default_20_Paragraph_20_Font"><text:span text:style-name="T7"> presence 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64">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text:span></text:span><text:change-start text:change-id="ct1401243236336"/><text:span text:style-name="Default_20_Paragraph_20_Font"><text:span text:style-name="T5">-</text:span></text:span><text:change-end text:change-id="ct1401243236336"/><text:span text:style-name="Default_20_Paragraph_20_Font"><text:span text:style-name="T5">helical distance</text:span></text:span><text:span text:style-name="Default_20_Paragraph_20_Font"><text:span text:style-name="T24"> T</text:span></text:span><text:span text:style-name="Default_20_Paragraph_20_Font"><text:span text:style-name="T6">he helical backbones </text:span></text:span><text:span text:style-name="Default_20_Paragraph_20_Font"><text:span text:style-name="T24">are in</text:span></text:span><text:span text:style-name="Default_20_Paragraph_20_Font"><text:span text:style-name="T6"> contacts, which, </text:span></text:span><text:span text:style-name="Default_20_Paragraph_20_Font"><text:span text:style-name="T26">in turn, </text:span></text:span><text:span text:style-name="Default_20_Paragraph_20_Font"><text:span text:style-name="T6">allow the formations of </text:span></text:span><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text:span></text:span><text:soft-page-break/><text:span text:style-name="Default_20_Paragraph_20_Font"><text:span text:style-name="T6">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06">right</text:span></text:span><text:span text:style-name="Default_20_Paragraph_20_Font"><text:span text:style-name="T26"> <text:s/>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06">right</text:span></text:span><text:span text:style-name="Default_20_Paragraph_20_Font"><text:span text:style-name="T26"> <text:s/>can </text:span></text:span><text:span text:style-name="Default_20_Paragraph_20_Font"><text:span text:style-name="T29">form</text:span></text:span><text:span text:style-name="Default_20_Paragraph_20_Font"><text:span text:style-name="T26"> strong dimers, we decided to use this region (G</text:span></text:span><text:span text:style-name="Default_20_Paragraph_20_Font"><text:span text:style-name="T107">R</text:span></text:span><text:span text:style-name="Default_20_Paragraph_20_Font"><text:span text:style-name="T27"> in </text:span></text:span><text:span text:style-name="Figure_20_in_20_text"><text:span text:style-name="T27">Fig. MP_DESIGN</text:span></text:span><text:span text:style-name="Figure_20_in_20_text"><text:span text:style-name="T51">b</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27">for our van der Waals only design </text:span></text:span><text:span text:style-name="Default_20_Paragraph_20_Font"><text:span text:style-name="T28">based on the</text:span></text:span><text:span text:style-name="Default_20_Paragraph_20_Font"><text:span text:style-name="T27"> “Left” and “Right” regions.</text:span></text:span></text:p>
      <text:h text:style-name="P46" text:outline-level="4">Selection of backbones <text:span text:style-name="T158">and </text:span>Computational Design Strategy</text:h>
      <text:p text:style-name="First_20_line_20_indent"><text:span text:style-name="T154">A total of </text:span><text:span text:style-name="Default_20_Paragraph_20_Font"><text:span text:style-name="T30">10000</text:span></text:span><text:span text:style-name="T154"> starting backbones were selected with crossing angle and inter-helical distance randomly assigned within the boundaries of the three regions highlighted in </text:span><text:span text:style-name="Figure_20_in_20_text"><text:span text:style-name="T154">Fig. M</text:span></text:span><text:change-start text:change-id="ct1401700445968"/><text:span text:style-name="Figure_20_in_20_text"><text:span text:style-name="T154">P</text:span></text:span><text:change-end text:change-id="ct1401700445968"/><text:span text:style-name="Figure_20_in_20_text"><text:span text:style-name="T154">_DESIGNb</text:span></text:span><text:span text:style-name="T154">. Since no specific trend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61">Z</text:span></text:span><text:span text:style-name="Default_20_Paragraph_20_Font"><text:span text:style-name="T30"> </text:span></text:span><text:span text:style-name="Default_20_Paragraph_20_Font"><text:span text:style-name="T20">displacement,</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text:span></text:span><text:span text:style-name="Default_20_Paragraph_20_Font"><text:span text:style-name="T30">.</text:span></text:span><text:span text:style-name="T154"> 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54">(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54">. The designs we based on a 21 amino acid hydrophobic segment, with the crossing point between the two monomers placed near the middle of the membrane. </text:span>For each <text:span text:style-name="T155">dimer</text:span>, <text:span text:style-name="T155">only 8 positions at the helix-helix</text:span> interface <text:span text:style-name="T155">were set as variable for the</text:span> design. <text:span text:style-name="T155">All</text:span> <text:span text:style-name="T115">non-interfacial positions of the </text:span>backbone <text:span text:style-name="T154">were</text:span> <text:span text:style-name="T115">standardized to Leucine.</text:span> <text:span text:style-name="T155">This standardization reduces variability in</text:span> hydrophobicity<text:span text:style-name="T115">, which helps obtaining consistent expression and insertion into the membrane of the TOXGREEN constructs. The poly-Leu backbone was used because this sequence has low propensity for association in TOXCAT based assays, reducing the risk of non-specific association outside of our designed interface (Zhou et al., 2000; Zhou et al., 2001; Ruan et al., 2003).</text:span></text:p>
      <text:p text:style-name="First_20_line_20_indent"><text:span text:style-name="T156">The pattern of variable and fixed position used for the constructs is illustrated in </text:span><text:span text:style-name="Figure_20_in_20_text"><text:span text:style-name="T156">Fig. MP_DESIGNc</text:span></text:span><text:span text:style-name="T156">. For the </text:span>GAS<text:span text:style-name="T100">right</text:span> <text:span text:style-name="T156">region, we adopted the typical pattern that spaces two interfacial positions (x) with two fixed positions (L), resulting in a <text:s/>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56">T</text:span>he same interface <text:span text:style-name="T156">was applied to</text:span> the Right region <text:span text:style-name="T156">designs</text:span>, which has <text:span text:style-name="T98">similar</text:span> geometr<text:span text:style-name="T115">y</text:span> outside of a <text:span text:style-name="T115">l</text:span>arger <text:span text:style-name="T115">inter-helical</text:span> distance. <text:span text:style-name="T115">In the Left region, the interfacial positions follows the typical LxxLLxL heptad repeat that is typical in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15">(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15">. However, the specific registry of this pattern is dependent on the Z-shift and axial </text:span><text:soft-page-break/><text:span text:style-name="T115">rotation coordinate of the dimer (</text:span><text:span text:style-name="T124">see Methods</text:span><text:span text:style-name="T157">). For this reason three different interfacial patterns, all consisting of 8 variable positions, were adopted for dimeric designs in this region (</text:span><text:span text:style-name="Figure_20_in_20_text"><text:span text:style-name="T156">Fig. MP_DESIGNc</text:span></text:span><text:span text:style-name="T157">). </text:span></text:p>
      <text:p text:style-name="First_20_line_20_indent"><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Huang et al., 2022; 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4Vi806xhjY"/><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14">E</text:span></text:span><text:span text:style-name="Default_20_Paragraph_20_Font"><text:span text:style-name="T1">ach </text:span></text:span><text:span text:style-name="Default_20_Paragraph_20_Font"><text:span text:style-name="T4">designed </text:span></text:span><text:span text:style-name="Default_20_Paragraph_20_Font"><text:span text:style-name="T1">position </text:span></text:span><text:span text:style-name="Default_20_Paragraph_20_Font"><text:span text:style-name="T4">was limited </text:span></text:span><text:span text:style-name="Default_20_Paragraph_20_Font"><text:span text:style-name="T1">to amino acids commonly found in membrane proteins </text:span></text:span><text:span text:style-name="Default_20_Paragraph_20_Font"><text:span text:style-name="T32">(G, 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32">(Liu et al., 2002)</text:span></text:span><text:reference-mark-end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1">.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103">right</text:span></text:span><text:span text:style-name="Default_20_Paragraph_20_Font"><text:span text:style-name="T14"> interfaces</text:span></text:span><text:span text:style-name="Default_20_Paragraph_20_Font"><text:span text:style-name="T1">, </text:span></text:span><text:span text:style-name="Default_20_Paragraph_20_Font"><text:span text:style-name="T33">it was</text:span></text:span><text:span text:style-name="Default_20_Paragraph_20_Font"><text:span text:style-name="T1"> only permitted </text:span></text:span><text:span text:style-name="Default_20_Paragraph_20_Font"><text:span text:style-name="T33">in</text:span></text:span><text:span text:style-name="Default_20_Paragraph_20_Font"><text:span text:style-name="T1"> GAS</text:span></text:span><text:span text:style-name="Default_20_Paragraph_20_Font"><text:span text:style-name="T101">right</text:span></text:span><text:span text:style-name="Default_20_Paragraph_20_Font"><text:span text:style-name="T1"> </text:span></text:span><text:span text:style-name="Default_20_Paragraph_20_Font"><text:span text:style-name="T33">designs </text:span></text:span><text:span text:style-name="Default_20_Paragraph_20_Font"><text:span text:style-name="T1">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1"> GAS</text:span></text:span><text:span text:style-name="Default_20_Paragraph_20_Font"><text:span text:style-name="T101">right</text:span></text:span><text:span text:style-name="Default_20_Paragraph_20_Font"><text:span text:style-name="T1"> </text:span></text:span><text:span text:style-name="Default_20_Paragraph_20_Font"><text:span text:style-name="T34">capable dimers</text:span></text:span><text:span text:style-name="Default_20_Paragraph_20_Font"><text:span text:style-name="T1"> in the </text:span></text:span><text:span text:style-name="Default_20_Paragraph_20_Font"><text:span text:style-name="T34">designs of the </text:span></text:span><text:span text:style-name="Default_20_Paragraph_20_Font"><text:span text:style-name="T1">Right and Left regions </text:span></text:span><text:span text:style-name="Default_20_Paragraph_20_Font">(</text:span><text:span text:style-name="Figure_20_in_20_text">Fig. MP_DESIGNb</text:span><text:span text:style-name="Default_20_Paragraph_20_Font">). </text:span><text:span text:style-name="Default_20_Paragraph_20_Font"><text:span text:style-name="T159">As in our previous </text:span></text:span><text:span text:style-name="Default_20_Paragraph_20_Font"><text:span text:style-name="T35">GAS</text:span></text:span><text:span text:style-name="Default_20_Paragraph_20_Font"><text:span text:style-name="T108">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P29"><text:span text:style-name="Default_20_Paragraph_20_Font"><text:span text:style-name="T37">To control </text:span></text:span><text:span text:style-name="Default_20_Paragraph_20_Font"><text:span text:style-name="T38">at least </text:span></text:span><text:span text:style-name="Default_20_Paragraph_20_Font"><text:span text:style-name="T37">in part for the possibility that some of the constructs would associate through a different interface than their design, </text:span></text:span><text:span text:style-name="Default_20_Paragraph_20_Font"><text:span text:style-name="T1"><text:s/></text:span></text:span><text:span text:style-name="Default_20_Paragraph_20_Font"><text:span text:style-name="T38">we designed mutations at </text:span></text:span><text:span text:style-name="Default_20_Paragraph_20_Font"><text:span text:style-name="T1">position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1">to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160">)</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38">packing defect (</text:span></text:span><text:span text:style-name="Default_20_Paragraph_20_Font"><text:span text:style-name="T4">void</text:span></text:span><text:span text:style-name="Default_20_Paragraph_20_Font"><text:span text:style-name="T38">)</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73">(</text:span></text:span><text:span text:style-name="Default_20_Paragraph_20_Font"><text:span text:style-name="T74">cite</text:span></text:span><text:span text:style-name="Default_20_Paragraph_20_Font"><text:span text:style-name="T73">)</text:span></text:span><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57">E</text:span></text:span><text:span text:style-name="Default_20_Paragraph_20_Font"><text:span text:style-name="T62">scherichia</text:span></text:span><text:span text:style-name="Default_20_Paragraph_20_Font"><text:span text:style-name="T57">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67">(cite)</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57">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oft-page-break/><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09">right</text:span></text:span><text:span text:style-name="Default_20_Paragraph_20_Font"><text:span text:style-name="T40"> dimers 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text:span></text:span><text:span text:style-name="Default_20_Paragraph_20_Font"><text:span text:style-name="T63">in vitro</text:span></text:span><text:span text:style-name="Default_20_Paragraph_20_Font"><text:span text:style-name="T41">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169">(D</text:span></text:span><text:span text:style-name="T170">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31"><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68">[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69">supplement sort-seq figure; see Methods</text:span></text:span><text:span text:style-name="Default_20_Paragraph_20_Font"><text:span text:style-name="T1">).</text:span></text:span></text:p>
      <text:h text:style-name="Heading_20_4" text:outline-level="4">GAS<text:span text:style-name="T100">right</text:span> are significantly more stable than other designs</text:h>
      <text:p text:style-name="P32"><text:span text:style-name="Default_20_Paragraph_20_Font_20__28_WW_29_"><text:span text:style-name="T161">The NGS analysis recovered 91% of the designed sequences. After removing the constructs that do not grow in maltose media (which controls for membrane insertion), we obtained reconstructed TOXGREEN fluorescence for a total of 596 designs and their respective mutants </text:span></text:span><text:span text:style-name="Default_20_Paragraph_20_Font_20__28_WW_29_"><text:span text:style-name="T173">(</text:span></text:span><text:span text:style-name="Default_20_Paragraph_20_Font_20__28_WW_29_"><text:span text:style-name="T174">124</text:span></text:span><text:span text:style-name="Default_20_Paragraph_20_Font_20__28_WW_29_"><text:span text:style-name="T173"> GAS</text:span></text:span><text:span text:style-name="Default_20_Paragraph_20_Font_20__28_WW_29_"><text:span text:style-name="T113">right</text:span></text:span><text:span text:style-name="Default_20_Paragraph_20_Font_20__28_WW_29_"><text:span text:style-name="T173">, </text:span></text:span><text:span text:style-name="Default_20_Paragraph_20_Font_20__28_WW_29_"><text:span text:style-name="T174">197</text:span></text:span><text:span text:style-name="Default_20_Paragraph_20_Font_20__28_WW_29_"><text:span text:style-name="T173"> Left and </text:span></text:span><text:span text:style-name="Default_20_Paragraph_20_Font_20__28_WW_29_"><text:span text:style-name="T174">275</text:span></text:span><text:span text:style-name="Default_20_Paragraph_20_Font_20__28_WW_29_"><text:span text:style-name="T173"> Ri</text:span></text:span><text:span text:style-name="Default_20_Paragraph_20_Font_20__28_WW_29_"><text:span text:style-name="T161">ght). </text:span></text:span><text:span text:style-name="Figure_20_in_20_text">Fig. PRIMARY_DATASETb</text:span> shows the <text:span text:style-name="T162">reconstructed GFP </text:span>fluorescence distribution of the designs <text:span text:style-name="T162">in the three regions</text:span> (dark green) <text:span text:style-name="T162">and their</text:span> clash (<text:span text:style-name="T162">red</text:span>) <text:span text:style-name="T136">and void mutants (orange)</text:span>. <text:span text:style-name="T163">For guidance, the fluorescence of the strong dimer glycophorin A (GpA) and its monomeric G83I variants are indicated, as well a graphical indication of the range of fluorescence that corresponds to constructs that are monomeric, weakly or strongly dimeric in the E. coli membrane. </text:span></text:p>
      <text:p text:style-name="P33">It is notable that the fluorescence <text:span text:style-name="T164">of the “wild type” designs</text:span> within the GAS<text:span text:style-name="T100">right</text:span> <text:span text:style-name="T164">region </text:span>spans a larger range than both the Left and Right designs, <text:span text:style-name="T162">confirming</text:span> GAS<text:span text:style-name="T100">right</text:span> propensity for strong self-association. <text:s/><text:span text:style-name="T164">In contrast, the </text:span><text:soft-page-break/><text:span text:style-name="T164">majority of the designs in the Left and Right regions appear monomeric or have a weak propensity to oligomerize. For example, approximately 40% of the GAS</text:span><text:span text:style-name="T112">right</text:span><text:span text:style-name="T165"> designs have a reconstructed fluorescence above 60% of the GpA standard (14,500 fluorescent units in the figure), compared to only 8% and 4% of the Left and Right designs. </text:span>Th<text:span text:style-name="T166">e</text:span>s<text:span text:style-name="T166">e</text:span> <text:span text:style-name="T97">data </text:span>suggests that <text:span text:style-name="T166">indeed GAS</text:span><text:span text:style-name="T111">right</text:span><text:span text:style-name="T97"> is a motif that is designable for stability, which is likely due at least in part to the contribution of of its characteristic network of weak hydrogen bonds. Although the sequences designed solely around van der Waals packing are much weaker, the data suggests that solely packing is enough for sequences to have a propensity to associate. </text:span></text:p>
      <text:p text:style-name="P34"><text:span text:style-name="Figure_20_in_20_text"><text:span text:style-name="T1">Fig. PRIMARY_DATASETb</text:span></text:span><text:span text:style-name="T1"> </text:span><text:span text:style-name="T45">shows the reconstructed TOXGREEN fluorescence of the clash (red) and void (</text:span><text:span text:style-name="T51">orange</text:span><text:span text:style-name="T45">). For the </text:span><text:span text:style-name="T2">GAS</text:span><text:span text:style-name="T104">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 is </text:span><text:span text:style-name="T2">consistent with </text:span><text:span text:style-name="T45">a majority of the design</text:span><text:span text:style-name="T2"> associating according to </text:span><text:span text:style-name="T45">their</text:span><text:span text:style-name="T2"> designed structures. </text:span><text:span text:style-name="T45">A statistically significant decrease in the reconstructed fluorescence distribution is observed also for the clash mutants of the</text:span><text:span text:style-name="T2"> Left and Right design regions, </text:span><text:span text:style-name="T45">although the </text:span><text:span text:style-name="T2">differences are less dramatic, </text:span><text:span text:style-name="T46">as expected</text:span><text:span text:style-name="T2"> because</text:span><text:span text:style-name="T45"> th</text:span><text:span text:style-name="T46">eir “wild type” construct already contain a large fraction of constructs that are monomeric or weakly dimeric</text:span><text:span text:style-name="T2">. </text:span></text:p>
      <text:p text:style-name="P36"><text:span text:style-name="T51">I</text:span><text:span text:style-name="T47">nterestingly, the set </text:span><text:span text:style-name="T51">o</text:span><text:span text:style-name="T47">f “v</text:span><text:span text:style-name="T2">oid” mutants do not show a decrease in fluorescence </text:span><text:span text:style-name="T47">for any of the design regions</text:span><text:span text:style-name="T2">.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office:annotation office:name="__Annotation__7018_2614139637"><dc:creator>Unknown Author</dc:creator><dc:date>2024-07-08T11:30:35.158000000</dc:date><text:p text:style-name="P58"><text:span text:style-name="T197">Added a figure for the average SASA change for each mutation type in supplement</text:span></text:p></office:annotation><text:span text:style-name="T52">Supp</text:span><text:change-start text:change-id="ct1401700442368"/><text:span text:style-name="T52">._</text:span><text:span text:style-name="T53">VOID_SASA_DATA</text:span><text:change-end text:change-id="ct1401700442368"/><office:annotation-end office:name="__Annotation__7018_2614139637"/><text:span text:style-name="T47">), </text:span><text:span text:style-name="T48">although they do not create cavities, given the nature of the long and narrow helix-helix interface. Large-to-small mutations are often well tolerated in mutagenesis of single pass TM dimers </text:span><text:span text:style-name="T70">[REFS]</text:span><text:span text:style-name="T48"> but they can reduce dimerization. For this reason we hypothesized that we would observe a </text:span><text:span text:style-name="T49">shift of the fluorescence distribution. It is possible that the design procedure does not have sufficient precision for producing a measurable effect from small alterations of packing. </text:span></text:p>
      <text:h text:style-name="Heading_20_4" text:outline-level="4">Clashing mutant data results in many weak to mildly associating dimers</text:h>
      <text:p text:style-name="P37"><text:span text:style-name="T178">The reduced self-association of the Clash mutants indicates that the positions involved tend to participate, as predicted, at the protein-protein interface. Although the data does not necessarily indicates that the structures adopted by these constructs correspond to the design, the can be used to partially validate these constructs. </text:span><text:soft-page-break/><text:span text:style-name="T178">therefore, w</text:span>e <text:span text:style-name="T178">then selected</text:span> th<text:span text:style-name="T177">e subset of designed </text:span><text:s/>sequences <text:span text:style-name="T177">whose</text:span> clashing mutation <text:span text:style-name="T177">were in the monomeric range</text:span> (<text:span text:style-name="T177">defined as below</text:span> 35% GpA <text:span text:style-name="T177">TOXGREEN signal</text:span>) or <text:span text:style-name="T137">association at a level</text:span> 50% <text:span text:style-name="T137">GpA</text:span> less than the WT <text:span text:style-name="T137">design</text:span><text:change-start text:change-id="ct1401922255296"/><text:span text:style-name="T137"><office:annotation><dc:creator>Alessandro Senes</dc:creator><dc:date>2024-07-14T16:39:21.043343094</dc:date><loext:sender-initials>AS</loext:sender-initials><text:p text:style-name="P58"><text:span text:style-name="T197">We are no longer applying this, correct?</text:span></text:p></office:annotation></text:span><text:change-end text:change-id="ct1401922255296"/><text:change-start text:change-id="ct1401705391280"/><text:span text:style-name="T137"><office:annotation><dc:creator>Unknown Author</dc:creator><dc:date>2024-07-18T14:25:43.600000000</dc:date><text:p text:style-name="P59"><text:span text:style-name="T198">Reply to Alessandro Senes (07/14/2024, 16:39): "..."</text:span></text:p><text:p><text:span text:style-name="T199">It’s currently still applied, but we can get rid of it if we only want to use the 35% cutoff.</text:span></text:p></office:annotation></text:span><text:change-end text:change-id="ct1401705391280"/>. <text:change-start text:change-id="ct1401922255056"/><text:span text:style-name="Default_20_Paragraph_20_Font"><text:span text:style-name="T71">513</text:span></text:span><text:change-end text:change-id="ct1401922255056"/><text:span text:style-name="Default_20_Paragraph_20_Font"><text:span text:style-name="T55"> of our </text:span></text:span><text:change-start text:change-id="ct1401922253136"/><text:span text:style-name="Default_20_Paragraph_20_Font"><text:span text:style-name="T71">1045</text:span></text:span><text:change-end text:change-id="ct1401922253136"/><text:span text:style-name="Default_20_Paragraph_20_Font"><text:span text:style-name="T55"> designs</text:span></text:span><text:span text:style-name="Default_20_Paragraph_20_Font"><text:span text:style-name="T54"> (</text:span></text:span><text:change-start text:change-id="ct1401922255776"/><text:span text:style-name="Default_20_Paragraph_20_Font"><text:span text:style-name="T71">49</text:span></text:span><text:change-end text:change-id="ct1401922255776"/><text:span text:style-name="Default_20_Paragraph_20_Font"><text:span text:style-name="T54">%) have one clashing mutant that passes </text:span></text:span><text:span text:style-name="Default_20_Paragraph_20_Font"><text:span text:style-name="T55">at least one of the previous</text:span></text:span><text:span text:style-name="Default_20_Paragraph_20_Font"><text:span text:style-name="T54"> criteria</text:span></text:span><text:change-start text:change-id="ct1401073041664"/><text:span text:style-name="Default_20_Paragraph_20_Font"><text:span text:style-name="T54"><office:annotation><dc:creator>Alessandro Senes</dc:creator><dc:date>2024-07-14T16:40:29.666209564</dc:date><loext:sender-initials>AS</loext:sender-initials><text:p text:style-name="P58"><text:span text:style-name="T197">Are the numbers up to date?</text:span></text:p></office:annotation></text:span></text:span><text:change-end text:change-id="ct1401073041664"/><text:change-start text:change-id="ct1401696090880"/><text:span text:style-name="Default_20_Paragraph_20_Font"><text:span text:style-name="T54"><office:annotation><dc:creator>Unknown Author</dc:creator><dc:date>2024-07-18T14:29:56.792000000</dc:date><text:p text:style-name="P59"><text:span text:style-name="T198">Reply to Alessandro Senes (07/14/2024, 16:40): "..."</text:span></text:p><text:p><text:span text:style-name="T199">Currently up to date, but might change slightly if we remove the other cutoff</text:span></text:p></office:annotation></text:span></text:span><text:change-end text:change-id="ct1401696090880"/><text:span text:style-name="Default_20_Paragraph_20_Font"><text:span text:style-name="T54">. These </text:span></text:span><text:span text:style-name="Default_20_Paragraph_20_Font"><text:span text:style-name="T56">designs</text:span></text:span><text:span text:style-name="Default_20_Paragraph_20_Font"><text:span text:style-name="T54"> sequences along with their mutants are analyzed in our datasets </text:span></text:span><text:span text:style-name="Default_20_Paragraph_20_Font"><text:span text:style-name="T56">against our energetics</text:span></text:span><text:span text:style-name="Default_20_Paragraph_20_Font"><text:span text:style-name="T54">.</text:span></text:span></text:p>
      <text:p text:style-name="P29"><text:span text:style-name="Figure_20_in_20_text">Fig. DELTA_G_DATAa</text:span> shows scatterplots of the fluorescence of our WT designs against our energy score for each region, allowing us to evaluate the accuracy of our design method. It is apparent that GAS<text:span text:style-name="T100">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99">7000-12000 normalized fluorescence</text:span>). Additionally, many of the designs above a <text:span text:style-name="T96">strong</text:span> dimer threshold (&gt;<text:span text:style-name="T99">6</text:span>0% <text:span text:style-name="T129">GpA</text:span>) in the Left and Right regions are not found in this dataset. <text:span text:style-name="T96">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137">However, the validation of our structures with clashing mutations suggests that these structures associate similar to our designed interfaces. The design geometries and their respective dimerization propensity in %GpA are plotte</text:span>d in <text:span text:style-name="Figure_20_in_20_text">Fig. DELTA_G_DATAb</text:span>.<text:span text:style-name="T149"> <text:s/></text:span></text:p>
      <text:h text:style-name="Heading_20_4" text:outline-level="4">Conversion of fluorescence to ΔG</text:h>
      <text:p text:style-name="First_20_line_20_indent"><text:span text:style-name="T116">W</text:span>e converted the fluorescence to biophysical ΔG using a method from an <text:span text:style-name="Default_20_Paragraph_20_Font"><text:span text:style-name="T92">in vitro</text:span></text:span> study on GAS<text:span text:style-name="T100">right</text:span> proteins (Díaz Vázquez et al., 2023). We then compared these ΔG values to the energetics from our design algorithm (<text:span text:style-name="Figure_20_in_20_text">Fig. DELTA_G_DATAa</text:span>). Although our energetics do not seem to capture the overall trend of stability, it allows us to visualize the distribution of the calculate biophysical stability of these sequences. This data shows that both Left and Right designs stabilized to a ΔG around -<text:span text:style-name="T139">1</text:span> to -3, comparable to weak dimers (Díaz Vázquez et al., 2023). Additionally, many of the most stable GAS<text:span text:style-name="T100">right</text:span> designs are calculated to have a ΔG -<text:span text:style-name="T139">3</text:span> to -<text:span text:style-name="T139">4</text:span>, comparable to strong dimers <text:span text:style-name="T141">(</text:span><text:span text:style-name="Figure_20_in_20_text">Fig. DELTA_G_DATAa,c</text:span><text:span text:style-name="T141">)</text:span>. GAS<text:span text:style-name="T100">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h text:style-name="P47" text:outline-level="4"><text:soft-page-break/>Removing potential hydrogen bonds supports association by van der Waals packing</text:h>
      <text:p text:style-name="P35"><text:span text:style-name="T118">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120">Mut: </text:span><text:span text:style-name="T118">Thr→Val and Ser→Ala). 13 WT designs </text:span><text:span text:style-name="T119">and</text:span><text:span text:style-name="T118"> their respective interfacial </text:span><text:span text:style-name="T119">and</text:span><text:span text:style-name="T118"> clashing mutations were expressed in </text:span><text:span text:style-name="T94">E. coli</text:span><text:span text:style-name="T118"> and verified for their ability to associate using TOXGREEN.</text:span></text:p>
      <text:p text:style-name="P35"><text:span text:style-name="T75">8 of 13 designs were found to properly associate according to our designed interface, where either the clash or interfacial mutations resulted in a noticeable decrease in association when compared to the WT (</text:span><text:span text:style-name="T79">Fig. </text:span><text:span text:style-name="T80">HBONDING_INTERFACE_MUTANTS</text:span><text:span text:style-name="T75">).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11"/>
      <text:h text:style-name="P44" text:outline-level="3">Discussion</text:h>
      <text:p text:style-name="P29"><text:span text:style-name="T76">We</text:span><text:span text:style-name="T77"> investigate the impact of van der Waals packing on membrane protein association </text:span><text:span text:style-name="T76">using a hi</text:span><text:span text:style-name="T78">gh-throughput protein design </text:span><text:span text:style-name="T76">approach</text:span><text:span text:style-name="T78">. We found that designs in the GAS</text:span><text:span text:style-name="T110">right </text:span><text:span text:style-name="T130">region were the most stable, suggesting that interhelical hydrogen bonding contributes to much of GAS</text:span><text:span text:style-name="T110">right </text:span><text:span text:style-name="T130">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29"><text:span text:style-name="T131">We found that clashing mutations significantly decreased the fluorescence of our designs, suggesting that our sequences associate with our designed interfaces. </text:span><text:span text:style-name="T130">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29"><text:span text:style-name="T131">Although our energetics shows some correlation with </text:span><text:span text:style-name="T130">GAS</text:span><text:span text:style-name="T110">right, </text:span><text:span text:style-name="T131">overall the</text:span><text:span text:style-name="T130"> energy scores do not correlate well to dimerization propensity for proteins designed solely with van der Waals packing. This suggests that our energy score is unable to predict association found in weakly associating proteins. However, </text:span><text:span text:style-name="T132">many of our proteins associate according to the designed interface, suggesting that our structures are accurate with the issue being energetics. </text:span><text:span text:style-name="T130">In the future, taking these results and </text:span><text:span text:style-name="T132">training </text:span><text:span text:style-name="T130">using regression or machine learning could improve our energetics. We can design more proteins with these adjusted energetic terms to determine if there is improvement in our </text:span><text:span text:style-name="T132">energy</text:span><text:span text:style-name="T130"> model.</text:span></text:p>
      <text:p text:style-name="P12"><text:tab/></text:p>
      <text:h text:style-name="Heading_20_3" text:outline-level="3">Methods</text:h>
      <text:h text:style-name="P48" text:outline-level="4"><text:change-start text:change-id="ct1401519814816"/>Membrane protein helical pair extraction</text:h>
      <text:p text:style-name="P38"><text:span text:style-name="T146">We developed a</text:span> program <text:span text:style-name="T146">in MSL that </text:span>extracts helical <text:span text:style-name="T146">pairs from PDBs from OPM. </text:span><text:span text:style-name="T180">To ensure that </text:span><text:span text:style-name="T181">we</text:span><text:span text:style-name="T180"> don’t extract redundant helical pairs, the MP structures from OPM were trimmed by sequence similarity. Only unique structures with less than 30% sequence similarity </text:span><text:reference-mark-start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72">(Steinegger &amp; S</text:span><text:span text:style-name="T170">öding, 2017)</text:span><text:reference-mark-end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80"> were analyzed. </text:span><text:span text:style-name="T146">We first identify the top and bottom z-axes of the membrane in the OPM structure. The segments of the protein </text:span>within the membrane <text:span text:style-name="T146">are then assessed for their helical nature. Cartesian points for quadruplets of Cα carbons are then assessed for their helical nature. </text:span><office:annotation office:name="__Annotation__7485_459841654"><dc:creator>Unknown Author</dc:creator><dc:date>2024-07-18T14:28:06.511000000</dc:date><text:p text:style-name="P59"><text:span text:style-name="T200">I included the values from the code. Should we cite them? I loosely chose these Phi and Psi values from a ramachandran plot as I’m not sure if they were in the code?</text:span></text:p></office:annotation><text:span text:style-name="T146">The height (1.25-1.75</text:span>Å<text:span text:style-name="T191">), twist (90-110</text:span>°<text:span text:style-name="T191">), and radius (2.12-2.42</text:span>Å<text:span text:style-name="T191">) are measured, with loose restrictions against the ideal values (1.5Å, 100°, 2.27Å) for each parameter. </text:span><text:span text:style-name="T192">These values allow us to determine corresponding Phi (-180 to -30</text:span><text:span text:style-name="T193">°</text:span><text:span text:style-name="T192">) and Psi (-80 to -45</text:span><text:span text:style-name="T193">°</text:span><text:span text:style-name="T192">) angles for right-handed α-helices. </text:span><office:annotation-end office:name="__Annotation__7485_459841654"/><text:span text:style-name="T191">H</text:span>elical segments composed of at least 13 AAs in length are extracted as individual helices, and the distance is measured between Cα carbons on each unique helical pair. Any two helices with at least 3 Cα carbons within 9Å of each other are extracted as an individual helical pair. <text:span text:style-name="T194">The crossing angles and distances between these pairs are plotted on Fig._MP_DESIGNb.</text:span></text:p>
      <text:h text:style-name="P49" text:outline-level="4">Computational <text:span text:style-name="T195">Sequence </text:span>Design</text:h>
      <text:p text:style-name="P38"><text:span text:style-name="T144">The algorithm designs an interfacial sequence along a given poly-Leu backbone geometry. Using a Monte Carlo sequence optimization, an interfacial position is switched to a random amino acid most prevalently found in membrane protein sequences (Supp._SEQUENCE_SEARCH). The side chain mobility was modeled using the energy based conformer library, with interfacial side chains given higher mobility than non-interfacial </text:span><text:reference-mark-start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44">(Subramaniam &amp; Senes, 2012)</text:span><text:reference-mark-end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44">.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Energetics for the dimer were calculated using the CHARMM22 van der Waals function, the IMM1 membrane implicit solvation term, and the hydrogen bonding function SCWRL4. To estimate the free energy of </text:span><text:soft-page-break/><text:span text:style-name="T144">the sequences during the search, we typically calculate the energy of a monomeric helix with the same sequence and subtract it from the dimer energy made of only these energetic terms.</text:span></text:p>
      <text:p text:style-name="P40"><draw:frame draw:style-name="fr6" draw:name="Object6" text:anchor-type="as-char" svg:width="4.5701in" svg:height="0.1992in" draw:z-index="3"><draw:object xlink:href="./Object 1" xlink:type="simple" xlink:show="embed" xlink:actuate="onLoad"/><draw:image xlink:href="./ObjectReplacements/Object 1" xlink:type="simple" xlink:show="embed" xlink:actuate="onLoad"/><svg:desc>formula</svg:desc></draw:frame></text:p>
      <text:p text:style-name="P40"><draw:frame draw:style-name="fr6" draw:name="Object8" text:anchor-type="as-char" svg:width="4.6571in" svg:height="0.1992in" draw:z-index="4"><draw:object xlink:href="./Object 2" xlink:type="simple" xlink:show="embed" xlink:actuate="onLoad"/><draw:image xlink:href="./ObjectReplacements/Object 2" xlink:type="simple" xlink:show="embed" xlink:actuate="onLoad"/><svg:desc>formula</svg:desc></draw:frame></text:p>
      <text:p text:style-name="P40"><draw:frame draw:style-name="fr6" draw:name="Object7" text:anchor-type="as-char" svg:width="2.5846in" svg:height="0.1992in" draw:z-index="5"><draw:object xlink:href="./Object 3" xlink:type="simple" xlink:show="embed" xlink:actuate="onLoad"/><draw:image xlink:href="./ObjectReplacements/Object 3" xlink:type="simple" xlink:show="embed" xlink:actuate="onLoad"/><svg:desc>formula</svg:desc></draw:frame></text:p>
      <text:p text:style-name="P40"><text:span text:style-name="T196">However, we found that computing the monomer energy created a bottleneck during our sequence search. To account for this, we developed an energy term to estimate the monomer energy for each designed sequence. This baseline monomer energy was determined by measuring the CHARMM_VDW, IMM1, and SCWRL4_HBOND energies for each individual amino acid on a monomeric helix. The self (single AA) and pair (two AAs) energies were computed for 10000 random sequences and averaged. We found that there was a strong correlation between the computed monomer energy and this baseline monomer energy (Supp._BASELINE_MONOMER), and utilized this energy during our sequence search. The baseline monomer energy and the sequence entropy are subtracted from the dimer energy to find the sequence with the most stable energy during the sequence search.</text:span></text:p>
      <text:p text:style-name="P53"><draw:frame draw:style-name="fr6" draw:name="Object4" text:anchor-type="as-char" svg:width="5.6835in" svg:height="0.1992in" draw:z-index="6"><draw:object xlink:href="./Object 4" xlink:type="simple" xlink:show="embed" xlink:actuate="onLoad"/><draw:image xlink:href="./ObjectReplacements/Object 4" xlink:type="simple" xlink:show="embed" xlink:actuate="onLoad"/><svg:desc>formula</svg:desc></draw:frame></text:p>
      <text:p text:style-name="P38"><text:span text:style-name="T144">After the sequence is designed for the geometry, the structure undergoes Monte Carlo backbone optimization cycles where all parameters (distance, z-shift, axial rotation, and crossing angle) are varied. The final energy from backbone optimization is used to assess our designed constructs against their dimerization propensity. </text:span><text:span text:style-name="T180">The total energy for the refined structure is used as the acceptance criteria, with the BASELINE_MONOMER energy being replaced by the computed monomer energy and the SEQUENCE_ENTROPY term no longer applied:</text:span></text:p>
      <text:p text:style-name="P52"><draw:frame draw:style-name="fr6" draw:name="Object5" text:anchor-type="as-char" svg:width="2.5846in" svg:height="0.1992in" draw:z-index="7"><draw:object xlink:href="./Object 5" xlink:type="simple" xlink:show="embed" xlink:actuate="onLoad"/><draw:image xlink:href="./ObjectReplacements/Object 5" xlink:type="simple" xlink:show="embed" xlink:actuate="onLoad"/><svg:desc>formula</svg:desc></draw:frame></text:p>
      <text:p text:style-name="P51">These energies are what we used to evaluate our sequences against their dimerization in sort-seq.</text:p>
      <text:p text:style-name="P42">Sequence Entropy</text:p>
      <text:p text:style-name="P56"><text:span text:style-name="T181">We </text:span><text:span text:style-name="T180">developed a </text:span><text:span text:style-name="T181">sequence entropy</text:span><text:span text:style-name="T180"> term that outputs an energy based on how similar a sequence is to the composition of natural membrane protein sequence</text:span><text:span text:style-name="T182">s. </text:span><text:span text:style-name="T183">Previous studies have determined the amino acid </text:span><text:soft-page-break/><text:span text:style-name="T183">composition of all membrane proteins, but we chose to evaluate the composition of amino acids found in our helical pair TMs.</text:span><text:span text:style-name="T182"> We determined the distribution of all amino acids present </text:span><text:span text:style-name="T183">in our helical pairs</text:span><text:span text:style-name="T182">. We </text:span><text:span text:style-name="T183">first removed all amino acids that were represented less than 2% (C, P, H). We then</text:span><text:span text:style-name="T182"> trimmed the amino acid pool for amino acids unlikely to form disulfide bonds (M), hydrogen bonds (N, D, </text:span><text:span text:style-name="T183">Q,</text:span><text:span text:style-name="T182"> E), </text:span><text:span text:style-name="T183">and </text:span><text:span text:style-name="T182">charged interactions (K, R), </text:span><text:span text:style-name="T183">leaving us with</text:span><text:span text:style-name="T182"> a pool of 10 amino acids for design</text:span><text:span text:style-name="T180"> (</text:span><text:span text:style-name="T188">Supp._SEQUENCE_ENTROPY</text:span><text:span text:style-name="T180">). To convert the </text:span><text:span text:style-name="T189">frequency</text:span><text:span text:style-name="T180"> of AAs in a membrane sequence to an energy term, I utilized the following equation based on the Boltzmann entropy formula: </text:span></text:p>
      <text:p text:style-name="P54"><draw:frame draw:style-name="fr4" draw:name="Object1" text:anchor-type="as-char" svg:width="3.3839in" svg:height="0.2008in" draw:z-index="8"><draw:object xlink:href="./Object 6" xlink:type="simple" xlink:show="embed" xlink:actuate="onLoad"/><draw:image xlink:href="./ObjectReplacements/Object 6" xlink:type="simple" xlink:show="embed" xlink:actuate="onLoad"/><svg:desc>formula</svg:desc></draw:frame></text:p>
      <text:p text:style-name="P55">where R is the gas constant and T is temperature defaulted to 298K (RT = 0.592). To compute the sequence entropy, I needed to calculate the probability th<text:span text:style-name="T196">a</text:span>t the sequence occurs in membrane. First, the number of each AA (AA<text:span text:style-name="T179">1, AA2, etc.</text:span>) is counted within the sequence. Using these values, I then calculated the number of possible permutations for the sequence. This is determined using the following equation:</text:p>
      <text:p text:style-name="P54"><draw:frame draw:style-name="fr5" draw:name="Object2" text:anchor-type="as-char" svg:y="-0.2311in" svg:width="2.4319in" svg:height="0.4083in" draw:z-index="9"><draw:object xlink:href="./Object 7" xlink:type="simple" xlink:show="embed" xlink:actuate="onLoad"/><draw:image xlink:href="./ObjectReplacements/Object 7" xlink:type="simple" xlink:show="embed" xlink:actuate="onLoad"/><svg:desc>formula</svg:desc></draw:frame></text:p>
      <text:p text:style-name="P54"><text:span text:style-name="T180">where n is the number of positions, which is divided by the factorial for #AA in the sequence multiplied, or the total number of combinations possible. The probability is computed using the frequency of each AA in membrane protein sequences (freq</text:span><text:span text:style-name="T114">AA</text:span><text:span text:style-name="T180">) to the power of the number of each AA in the sequence multiplied by the permutations: </text:span></text:p>
      <text:p text:style-name="P54"><draw:frame draw:style-name="fr4" draw:name="Object3" text:anchor-type="as-char" svg:width="3.9126in" svg:height="0.2327in" draw:z-index="10"><draw:object xlink:href="./Object 8" xlink:type="simple" xlink:show="embed" xlink:actuate="onLoad"/><draw:image xlink:href="./ObjectReplacements/Object 8" xlink:type="simple" xlink:show="embed" xlink:actuate="onLoad"/><svg:desc>formula</svg:desc></draw:frame></text:p>
      <text:p text:style-name="P57">This probability is inserted into the sequence entropy equation, returning a value that can be applied as an energy term during the sequence search.</text:p>
      <text:p text:style-name="P43">Left Handed Interfaces</text:p>
      <text:p text:style-name="P38"><text:span text:style-name="T184">During visual inspection of our randomized backbone geometries, we found that left handed dimers were able to accommodate multiple interfaces. Interfaces differ based on the input axial rotation and </text:span><text:span text:style-name="T181">z</text:span><text:span text:style-name="T184">-shift (Supp._</text:span><text:span text:style-name="T185">LEFT_INTERFACE</text:span><text:span text:style-name="T184">). LLL</text:span><text:span text:style-name="T190">xx</text:span><text:span text:style-name="T184">LL</text:span><text:span text:style-name="T190">xx</text:span><text:span text:style-name="T184">L</text:span><text:span text:style-name="T190">xx</text:span><text:span text:style-name="T184">LL</text:span><text:span text:style-name="T190">xx</text:span><text:span text:style-name="T184">LLILI: 0-60</text:span><text:span text:style-name="T180">°</text:span><text:span text:style-name="T184"> axial rotation and 1-6Å z-shift. LLLL</text:span><text:span text:style-name="T190">xx</text:span><text:span text:style-name="T184">LL</text:span><text:span text:style-name="T190">xx</text:span><text:span text:style-name="T184">L</text:span><text:span text:style-name="T190">xx</text:span><text:span text:style-name="T184">LL</text:span><text:span text:style-name="T190">xx</text:span><text:span text:style-name="T184">LILI: 60-</text:span><text:soft-page-break/><text:span text:style-name="T184">100</text:span><text:span text:style-name="T180">°</text:span><text:span text:style-name="T184"> axial rotation and 0-4.5Å z-Shift. LLLL</text:span><text:span text:style-name="T190">xx</text:span><text:span text:style-name="T184">L</text:span><text:span text:style-name="T190">xx</text:span><text:span text:style-name="T184">LL</text:span><text:span text:style-name="T190">xx</text:span><text:span text:style-name="T184">L</text:span><text:span text:style-name="T190">xx</text:span><text:span text:style-name="T184">LLILI: </text:span><text:span text:style-name="T186">0-60° axial rotation and 0-1</text:span><text:span text:style-name="T184">Å</text:span><text:span text:style-name="T186"> z-shift; 60-100° axial rotation and 4.5-6</text:span><text:span text:style-name="T184">Å</text:span><text:span text:style-name="T186"> z-shift</text:span><text:span text:style-name="T184">.</text:span></text:p>
      <text:h text:style-name="P49" text:outline-level="4">Cloning for bacterial cell expression</text:h>
      <text:p text:style-name="P38">Sequences were ordered as an oligo pool from Twist Biosciences. Individual segments were amplified using qPCR <text:span text:style-name="T117">(</text:span><text:span text:style-name="T127">Roche KAPA SYBR Fast</text:span><text:span text:style-name="T117">).</text:span> Segments were digested using restriction enzymes Nhe<text:span text:style-name="T191">I</text:span>-HF and Dp<text:span text:style-name="T191">nII</text:span>. TOXGREEN vector was digested in preparation for ligation using restriction enzymes Nhe<text:span text:style-name="T191">I</text:span>-HF, BamH<text:span text:style-name="T191">I</text:span>-HF, and <text:span text:style-name="T123">CIP</text:span>. Plasmids were assembled by incubating segment DNA with TOXGREEN <text:span text:style-name="T145">vector</text:span> in a <text:span text:style-name="T191">1:10 backbone:insert ratio</text:span> with<text:span text:style-name="T133"> E</text:span>lectro<text:span text:style-name="T191">L</text:span>igase <text:span text:style-name="T191">for 2 hours at room temperature and 10 minutes at 65</text:span><text:span text:style-name="T181">°</text:span><text:span text:style-name="T191">C to inactivate the enzyme</text:span>. 5uL of the ligation mixture were added to 50uL of <text:span text:style-name="T133">NEB </text:span>DH10B <text:span text:style-name="T92">E. coli</text:span> cells <text:span text:style-name="T133">and cloned</text:span> through electroporation <text:span text:style-name="T128">(</text:span><text:span text:style-name="T127">BIO-RAD MicroPulser Electroporator</text:span><text:span text:style-name="T128">)</text:span>, <text:span text:style-name="T133">outgrown</text:span> for 1 hour <text:span text:style-name="T133">in</text:span> 950uL <text:span text:style-name="T133">NEB </text:span>SOM media <text:span text:style-name="T133">in 37</text:span><text:span text:style-name="T187">°</text:span><text:span text:style-name="T133">C shaker</text:span>, and <text:span text:style-name="T133">diluted 1mL in 4mL LB Amp 100. 50 uL of a 1:10 and 1:100 dilution were plated on LB Amp 100 plates. Plates were grown for 14-16 hours at 37</text:span><text:span text:style-name="T187">°</text:span><text:span text:style-name="T133">C and colony forming units (CFUs) calculated for each segment (# Colonies x dilution/# Sequences in segment). A CFU &gt; 5</text:span><text:span text:style-name="T82"> </text:span><text:span text:style-name="T133">was accepted and overnight cultures corresponding to plates were spun down and miniprepped </text:span><text:span text:style-name="T128">(</text:span><text:span text:style-name="T126">Qiagen</text:span><text:span text:style-name="T128">)</text:span><text:span text:style-name="T133">. Segment plasmids were cloned through electroporation into 50uL in house mm39 cells for fluorescence readout, outgrown for 1 hour in 950uL SOC media in 37</text:span><text:span text:style-name="T187">°</text:span><text:span text:style-name="T133">C shaker, and 100uL of 1:10 dilution plated on LB Amp 100 plates with the rest being grown overnight in 3mL LB Amp 100. CFUs were again counted and any plates &gt; </text:span><text:span text:style-name="T127">5</text:span><text:span text:style-name="T134">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 All enzymes acquired from NEB.</text:span></text:p>
      <text:h text:style-name="P49" text:outline-level="4">Sort-Seq and NGS Preparation Protocol</text:h>
      <text:p text:style-name="P38">50uL of library glycerol stock were grown in 3mL LB Amp 100 overnight for 14-16 hours in 37C shaker. Samples were diluted in PBS buffer to appropriate concentration for recording 10000 events per second in Sony MA900 fluorescence activated cell sorter <text:span text:style-name="T117">(UW</text:span><text:span text:style-name="T127">CCC</text:span><text:span text:style-name="T117"> Flow </text:span><text:span text:style-name="T127">Cytometry Laboratory</text:span><text:span text:style-name="T117">)</text:span>. Controls GpA, G83I, and NoTM were flowed to calibrate the instrument and determine proper gating to remove dead cells. Individual sample <text:soft-page-break/>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text:span text:style-name="T191">and</text:span> amplif<text:span text:style-name="T191">ied</text:span> with individual primers. <text:span text:style-name="T191">The samples were then sent to the DNA Sequencing center at UW Biotech Center for library preparation and next generation sequencing. </text:span>Library Preparation Services: Index PCR (TruSeq). <text:span text:style-name="T191">Sequencing Services:</text:span> <text:span text:style-name="T191">Illumina (NovaSeq) Sequencing </text:span>[2x150 Shared (10M read increments)]. <text:span text:style-name="T135">(</text:span><text:span text:style-name="T83">cite sort-seq</text:span><text:span text:style-name="T135">)</text:span></text:p>
      <text:h text:style-name="P49" text:outline-level="4">Immunoblotting</text:h>
      <text:p text:style-name="First_20_line_20_indent"><text:span text:style-name="T146">Protein expression was confirmed for an assortment of designs and mutants using immunoblotting. Cell lysates were normalized by ThermoScientific Pierce Protein BCA Assay Kit</text:span><text:span text:style-name="T90"> </text:span><text:span text:style-name="T125">and loaded onto NuPage 4-12% bis-tris SDS-PAGE gels (Thermo</text:span><text:span text:style-name="T126">F</text:span><text:span text:style-name="T125">isher) and then transferred to PVDF membranes (VWR) for 1h at 100 millivolts. Blots were blocked using 5% </text:span><text:span text:style-name="T121">milk (</text:span><text:span text:style-name="T126">Nestle Instant Nonfat Dry Milk</text:span><text:span text:style-name="T121">)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change-end text:change-id="ct1401519814816"/><text:change text:change-id="ct1401696114160"/></text:p>
      <text:h text:style-name="Heading_20_3" text:outline-level="3">References</text:h>
      <text:p text:style-name="P27">Anderson, S. M., Mueller, B. K., Lange, E. J., &amp; Senes, A. (2017). Combination of Cα-H Hydrogen Bonds and van der Waals Packing Modulates the Stability of GxxxG-Mediated Dimers in Membranes. <text:span text:style-name="Default_20_Paragraph_20_Font"><text:span text:style-name="T91">J Am Chem Soc</text:span></text:span>,<text:span text:style-name="Default_20_Paragraph_20_Font"><text:span text:style-name="T91">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7">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7">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7">Carpenter, E. P., Beis, K., Cameron, A. D., &amp; Iwata, S. (2008). Overcoming the challenges of membrane protein crystallography. <text:span text:style-name="Default_20_Paragraph_20_Font"><text:span text:style-name="T91">Curr Opin Struct Biol</text:span></text:span>,<text:span text:style-name="Default_20_Paragraph_20_Font"><text:span text:style-name="T91">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7">Díaz Vázquez, G., Cui, Q., &amp; Senes, A. (2023). Thermodynamic analysis of the GAS. <text:span text:style-name="Default_20_Paragraph_20_Font"><text:span text:style-name="T91">Biophys J</text:span></text:span>,<text:span text:style-name="Default_20_Paragraph_20_Font"><text:span text:style-name="T91">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7">Fagerberg, L., Jonasson, K., von Heijne, G., Uhlén, M., &amp; Berglund, L. (2010). Prediction of the human membrane proteome. <text:span text:style-name="Default_20_Paragraph_20_Font"><text:span text:style-name="T91">Proteomics</text:span></text:span>,<text:span text:style-name="Default_20_Paragraph_20_Font"><text:span text:style-name="T91">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7">Faham, S., Yang, D., Bare, E., Yohannan, S., Whitelegge, J. P., &amp; Bowie, J. U. (2004). Side-chain contributions to membrane protein structure and stability. <text:span text:style-name="Default_20_Paragraph_20_Font"><text:span text:style-name="T91">J Mol Biol</text:span></text:span>,<text:span text:style-name="Default_20_Paragraph_20_Font"><text:span text:style-name="T91">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7">Fleming, K. G., Ackerman, A. L., &amp; Engelman, D. M. (1997). The effect of point mutations on the free energy of transmembrane alpha-helix dimerization. <text:span text:style-name="Default_20_Paragraph_20_Font"><text:span text:style-name="T91">J Mol Biol</text:span></text:span>,<text:span text:style-name="Default_20_Paragraph_20_Font"><text:span text:style-name="T91">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7">Gregersen, N., Bross, P., Vang, S., &amp; Christensen, J. H. (2006). Protein misfolding and human disease. <text:span text:style-name="Default_20_Paragraph_20_Font"><text:span text:style-name="T91">Annu Rev Genomics Hum Genet</text:span></text:span>,<text:span text:style-name="Default_20_Paragraph_20_Font"><text:span text:style-name="T91">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7">Hong, H. (2014). Toward understanding driving forces in membrane protein folding. <text:span text:style-name="Default_20_Paragraph_20_Font"><text:span text:style-name="T91">Arch Biochem Biophys</text:span></text:span>,<text:span text:style-name="Default_20_Paragraph_20_Font"><text:span text:style-name="T91">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7">Huang, B., Xu, Y., Hu, X., Liu, Y., Liao, S., Zhang, J., . . . Liu, H. (2022). A backbone-centred energy function of neural networks for protein design. <text:span text:style-name="Default_20_Paragraph_20_Font"><text:span text:style-name="T91">Nature</text:span></text:span>,<text:span text:style-name="Default_20_Paragraph_20_Font"><text:span text:style-name="T91">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7">Joh, N. H., Oberai, A., Yang, D., Whitelegge, J. P., &amp; Bowie, J. U. (2009). Similar energetic contributions of packing in the core of membrane and water-soluble proteins. <text:span text:style-name="Default_20_Paragraph_20_Font"><text:span text:style-name="T91">J Am Chem Soc</text:span></text:span>,<text:span text:style-name="Default_20_Paragraph_20_Font"><text:span text:style-name="T91">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7">Johnson, R. M., Hecht, K., &amp; Deber, C. M. (2007). Aromatic and cation-pi interactions enhance helix-helix association in a membrane environment. <text:span text:style-name="Default_20_Paragraph_20_Font"><text:span text:style-name="T91">Biochemistry</text:span></text:span>,<text:span text:style-name="Default_20_Paragraph_20_Font"><text:span text:style-name="T91">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7">Krivov, G. G., Shapovalov, M. V., &amp; Dunbrack, R. L. (2009). Improved prediction of protein side-chain conformations with SCWRL4. <text:span text:style-name="Default_20_Paragraph_20_Font"><text:span text:style-name="T91">Proteins</text:span></text:span>,<text:span text:style-name="Default_20_Paragraph_20_Font"><text:span text:style-name="T91">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7">Kuhlman, B., Dantas, G., Ireton, G. C., Varani, G., Stoddard, B. L., &amp; Baker, D. (2003). Design of a novel globular protein fold with atomic-level accuracy. <text:span text:style-name="Default_20_Paragraph_20_Font"><text:span text:style-name="T91">Science</text:span></text:span>,<text:span text:style-name="Default_20_Paragraph_20_Font"><text:span text:style-name="T91">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7">Kulp, D. W., Subramaniam, S., Donald, J. E., Hannigan, B. T., Mueller, B. K., Grigoryan, G., &amp; Senes, A. (2012). Structural informatics, modeling, and design with an open-source Molecular Software Library (MSL). <text:span text:style-name="Default_20_Paragraph_20_Font"><text:span text:style-name="T91">J Comput Chem</text:span></text:span>,<text:span text:style-name="Default_20_Paragraph_20_Font"><text:span text:style-name="T91">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7">Lazaridis, T. (2003). Effective energy function for proteins in lipid membranes. <text:span text:style-name="Default_20_Paragraph_20_Font"><text:span text:style-name="T91">Proteins</text:span></text:span>,<text:span text:style-name="Default_20_Paragraph_20_Font"><text:span text:style-name="T91">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7">Liu, Y., Engelman, D. M., &amp; Gerstein, M. (2002). Genomic analysis of membrane protein families: abundance and conserved motifs. <text:span text:style-name="Default_20_Paragraph_20_Font"><text:span text:style-name="T91">Genome Biol</text:span></text:span>,<text:span text:style-name="Default_20_Paragraph_20_Font"><text:span text:style-name="T91">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7"><text:soft-page-break/>Lomize, A. L., &amp; Pogozheva, I. D. (2017). TMDOCK: An Energy-Based Method for Modeling α-Helical Dimers in Membranes. <text:span text:style-name="Default_20_Paragraph_20_Font"><text:span text:style-name="T91">J Mol Biol</text:span></text:span>,<text:span text:style-name="Default_20_Paragraph_20_Font"><text:span text:style-name="T91">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7">MacKerell, A. D., Bashford, D., Bellott, M., Dunbrack, R. L., Evanseck, J. D., Field, M. J., . . . Karplus, M. (1998). All-atom empirical potential for molecular modeling and dynamics studies of proteins. <text:span text:style-name="Default_20_Paragraph_20_Font"><text:span text:style-name="T91">J Phys Chem B</text:span></text:span>,<text:span text:style-name="Default_20_Paragraph_20_Font"><text:span text:style-name="T91">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7">Mravic, M., Thomaston, J. L., Tucker, M., Solomon, P. E., Liu, L., &amp; DeGrado, W. F. (2019). Packing of apolar side chains enables accurate design of highly stable membrane proteins. <text:span text:style-name="Default_20_Paragraph_20_Font"><text:span text:style-name="T91">Science</text:span></text:span>,<text:span text:style-name="Default_20_Paragraph_20_Font"><text:span text:style-name="T91">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7">Nash, A., Notman, R., &amp; Dixon, A. M. (2015). De novo design of transmembrane helix-helix interactions and measurement of stability in a biological membrane. <text:span text:style-name="Default_20_Paragraph_20_Font"><text:span text:style-name="T91">Biochim Biophys Acta</text:span></text:span>,<text:span text:style-name="Default_20_Paragraph_20_Font"><text:span text:style-name="T91">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7">Popot, J. L., &amp; Engelman, D. M. (1990). Membrane protein folding and oligomerization: the two-stage model. <text:span text:style-name="Default_20_Paragraph_20_Font"><text:span text:style-name="T91">Biochemistry</text:span></text:span>,<text:span text:style-name="Default_20_Paragraph_20_Font"><text:span text:style-name="T91">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7">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7">Sanders, C. R., &amp; Myers, J. K. (2004). Disease-related misassembly of membrane proteins. <text:span text:style-name="Default_20_Paragraph_20_Font"><text:span text:style-name="T91">Annu Rev Biophys Biomol Struct</text:span></text:span>,<text:span text:style-name="Default_20_Paragraph_20_Font"><text:span text:style-name="T91">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7">Senes, A. (2011). Computational design of membrane proteins. <text:span text:style-name="Default_20_Paragraph_20_Font"><text:span text:style-name="T91">Curr Opin Struct Biol</text:span></text:span>,<text:span text:style-name="Default_20_Paragraph_20_Font"><text:span text:style-name="T91">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7">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7">Walshaw, J., &amp; Woolfson, D. N. (2003). Extended knobs-into-holes packing in classical and complex coiled-coil assemblies. 144(3), 349-361.</text:p>
      <text:p text:style-name="P27">Yano, Y., Takemoto, T., Kobayashi, S., Yasui, H., Sakurai, H., Ohashi, W., . . . Matsuzaki, K. (2002). Topological stability and self-association of a completely hydrophobic model transmembrane helix in lipid bilayers. <text:span text:style-name="Default_20_Paragraph_20_Font"><text:span text:style-name="T91">Biochemistry</text:span></text:span>,<text:span text:style-name="Default_20_Paragraph_20_Font"><text:span text:style-name="T91">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7">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28"><text:span text:style-name="T121">Zhou, F. X., Merianos, H. J., Brunger, A. T., &amp; Engelman, D. M. (2001). Polar residues drive association of polyleucine transmembrane helices. </text:span><text:span text:style-name="Default_20_Paragraph_20_Font"><text:span text:style-name="T95">Proc Natl Acad Sci U S A</text:span></text:span><text:span text:style-name="T121">,</text:span><text:span text:style-name="Default_20_Paragraph_20_Font"><text:span text:style-name="T95"> 98</text:span></text:span><text:span text:style-name="T121">(5), 2250-2255. </text:span><text:a xlink:type="simple" xlink:href="https://doi.org/10.1073/pnas.041593698" office:target-frame-name="_top" xlink:show="replace" text:style-name="Internet_20_link" text:visited-style-name="Visited_20_Internet_20_Link"><text:span text:style-name="Hyperlink"><text:span text:style-name="T121">https://doi.org/10.1073/pnas.041593698</text:span></text:span></text:a><text:span text:style-name="T121"> </text:span></text:p>
      <text:p text:style-name="P17"/>
      <text:p text:style-name="P17"/>
      <text:p text:style-name="P20"><text:span text:style-name="T86">S</text:span><text:span text:style-name="T81">upplementary Materials</text:span></text:p>
      <text:p text:style-name="P15">Supp._WESTERNS</text:p>
      <text:p text:style-name="P18"/>
      <text:p text:style-name="P14"/>
      <text:p text:style-name="P19">Supp._BASELINE_MONOMER</text:p>
      <text:p text:style-name="P13"/>
      <text:p text:style-name="P10"/>
      <text:p text:style-name="P24">Supp._TOXGREEN_CONVERSION</text:p>
      <text:p text:style-name="P7"/>
      <text:p text:style-name="P8"><text:span text:style-name="Default_20_Paragraph_20_Font"><text:span text:style-name="T87"/></text:span></text:p>
      <text:p text:style-name="P23"><text:span text:style-name="Default_20_Paragraph_20_Font"><text:span text:style-name="T89">Supp._AA_COMPOSITION</text:span></text:span></text:p>
      <text:p text:style-name="P8"><text:span text:style-name="Default_20_Paragraph_20_Font"><text:span text:style-name="T87"/></text:span></text:p>
      <text:p text:style-name="P23"><text:span text:style-name="Default_20_Paragraph_20_Font"><text:span text:style-name="T89">Supp._VOID_SASA_DATA</text:span></text:span></text:p>
      <text:p text:style-name="P9"><text:span text:style-name="Default_20_Paragraph_20_Font"><text:span text:style-name="T88"/></text:span></text:p>
      <text:p text:style-name="P22"><text:span text:style-name="Default_20_Paragraph_20_Font"><text:span text:style-name="T87">Other potential Supplement</text:span></text:span></text:p>
      <text:p text:style-name="P18">Tables for cloning/trimming sequences for analysis</text:p>
      <text:p text:style-name="P18">Sequence Entropy</text:p>
      <text:p text:style-name="P18">Subset of designed structures</text:p>
      <text:p text:style-name="P18">Hbonding analysis structures</text:p>
      <text:p text:style-name="P16"><text:span text:style-name="Default_20_Paragraph_20_Font"><text:span text:style-name="T117">deltaG Conve</text:span></text:span><text:span text:style-name="Default_20_Paragraph_20_Font"><text:span text:style-name="T122">r</text:span></text:span><text:span text:style-name="Default_20_Paragraph_20_Font"><text:span text:style-name="T117">sion</text:span></text:span></text:p>
      <text:p text:style-name="P21"><text:span text:style-name="Default_20_Paragraph_20_Font"><text:span text:style-name="T81"/></text:span></text:p>
      <text:p text:style-name="P7"/>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roman"/>
    <style:font-face style:name="Calibri4" svg:font-family="Calibri" style:font-family-generic="roman"/>
    <style:font-face style:name="Lohit Devanagari" svg:font-family="'Lohit Devanagari'" style:font-family-generic="roman"/>
    <style:font-face style:name="Noto Sans CJK SC" svg:font-family="'Noto Sans CJK SC'" style:font-family-generic="roman"/>
    <style:font-face style:name="Courier New" svg:font-family="'Courier New'"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Aptos" svg:font-family="Aptos"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3" svg:font-family="Calibri" style:font-adornments="Regular" style:font-family-generic="swiss" style:font-pitch="variable"/>
    <style:font-face style:name="Cambria Math" svg:font-family="'Cambria Math'"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3"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style:style>
    <style:style style:name="Normal" style:family="paragraph">
      <style:paragraph-properties fo:margin-top="0in" fo:margin-bottom="0.111in" loext:contextual-spacing="false" fo:line-height="104%" fo:hyphenation-ladder-count="no-limit"/>
      <style:text-properties fo:hyphenate="false"/>
    </style:style>
    <style:style style:name="Heading" style:family="paragraph" style:parent-style-name="Normal"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style:style>
    <style:style style:name="Caption" style:family="paragraph" style:parent-style-name="Normal"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EndNote_20_Bibliography_20_Title" style:display-name="EndNote Bibliography Title" style:family="paragraph" style:parent-style-name="Normal">
      <style:paragraph-properties fo:margin-top="0in" fo:margin-bottom="0in" loext:contextual-spacing="false" fo:text-align="center" style:justify-single-word="false" fo:hyphenation-ladder-count="no-limit"/>
      <style:text-properties fo:hyphenate="false"/>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loext: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loext: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loext: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loext:contextual-spacing="false" fo:line-height="200%" style:page-number="auto" fo:break-before="page"/>
      <style:text-properties style:font-name="Calibri2"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loext:contextual-spacing="false" fo:line-height="200%" style:page-number="auto"/>
      <style:text-properties style:font-name="Calibri2"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loext:contextual-spacing="false" fo:line-height="100%" fo:text-align="justify" style:justify-single-word="false" style:page-number="auto"/>
      <style:text-properties fo:font-size="9pt" fo:font-style="normal"/>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Calibri" fo:font-family="Calibri" style:font-family-generic="swiss" style:font-pitch="variable" style:font-name-asian="Noto Serif CJK SC" style:font-family-asian="'Noto Serif CJK SC'" style:font-family-generic-asian="system"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title/>
    <dc:description/>
    <dc:subject/>
    <meta:initial-creator>GILBERT LOISEAU</meta:initial-creator>
    <meta:creation-date>2024-01-29T19:26:00Z</meta:creation-date>
    <dc:date>2024-07-18T14:30:20.010000000</dc:date>
    <meta:editing-cycles>111</meta:editing-cycles>
    <meta:editing-duration>P5DT14H48M51S</meta:editing-duration>
    <meta:document-statistic meta:table-count="0" meta:image-count="0" meta:object-count="8" meta:page-count="27" meta:paragraph-count="121" meta:word-count="6169" meta:character-count="41756" meta:non-whitespace-character-count="35645"/>
    <meta:user-defined meta:name="ZOTERO_PREF_1">&lt;data data-version="3" zotero-version="6.0.36"&gt;&lt;session id="PmUQJw7l"/&gt;&lt;style id="http://www.zotero.org/styles/apa" locale="en-US" hasBibliography="1" bibliographyStyleHasBeenSet="0"/&gt;&lt;prefs&gt;&lt;pref name="fieldType" value="ReferenceMark"/&gt;&lt;/prefs&gt;&lt;/data&gt;</meta:user-defined>
    <meta:template xlink:type="simple" xlink:actuate="onRequest" xlink:title="" xlink:href="../../../../C:/Users/gjowl/Downloads/draft_v4.odt/Normal.dotm"/>
  </office:meta>
</office:document-meta>
</file>

<file path=Object 1/content.xml><?xml version="1.0" encoding="utf-8"?>
<math xmlns="http://www.w3.org/1998/Math/MathML" display="block">
  <semantics>
    <mrow>
      <mrow>
        <mi mathvariant="italic">Di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2</mn>
            <mi mathvariant="italic">helices</mi>
          </mrow>
        </mrow>
        <mo fence="true" stretchy="false">)</mo>
      </mrow>
    </mrow>
    <annotation encoding="StarMath 5.0">Dimer=CHARMM VDW + IMM1 + SCWRL4 HBOND (for 2 helices)</annotation>
  </semantics>
</math>
</file>

<file path=Object 2/content.xml><?xml version="1.0" encoding="utf-8"?>
<math xmlns="http://www.w3.org/1998/Math/MathML" display="block">
  <semantics>
    <mrow>
      <mrow>
        <mi mathvariant="italic">Monomer</mi>
        <mo stretchy="false">=</mo>
        <mi mathvariant="italic">CHARMM</mi>
      </mrow>
      <mrow>
        <mi mathvariant="italic">VDW</mi>
        <mo stretchy="false">+</mo>
        <mi mathvariant="italic">IMM</mi>
      </mrow>
      <mrow>
        <mn>1</mn>
        <mo stretchy="false">+</mo>
        <mi mathvariant="italic">SCWRL</mi>
      </mrow>
      <mn>4</mn>
      <mi mathvariant="italic">HBOND</mi>
      <mrow>
        <mo fence="true" stretchy="false">(</mo>
        <mrow>
          <mrow>
            <mi mathvariant="italic">for</mi>
            <mn>1</mn>
            <mi mathvariant="italic">helix</mi>
          </mrow>
        </mrow>
        <mo fence="true" stretchy="false">)</mo>
      </mrow>
    </mrow>
    <annotation encoding="StarMath 5.0">Monomer=CHARMM VDW + IMM1 + SCWRL4 HBOND (for 1 helix)</annotation>
  </semantics>
</math>
</file>

<file path=Object 3/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2×Monomer)</annotation>
  </semantics>
</math>
</file>

<file path=Object 4/content.xml><?xml version="1.0" encoding="utf-8"?>
<math xmlns="http://www.w3.org/1998/Math/MathML" display="block">
  <semantics>
    <mrow>
      <mi mathvariant="italic">Energy</mi>
      <mo stretchy="false">=</mo>
      <mrow>
        <mi mathvariant="italic">Dimer</mi>
        <mo stretchy="false">−</mo>
        <mrow>
          <mo fence="true" stretchy="false">(</mo>
          <mrow>
            <mrow>
              <mn>2</mn>
              <mi>×</mi>
              <mi mathvariant="italic">BASELINE</mi>
              <mi mathvariant="italic">MONOMER</mi>
            </mrow>
          </mrow>
          <mo fence="true" stretchy="false">)</mo>
        </mrow>
        <mo stretchy="false">−</mo>
        <mrow>
          <mo fence="true" stretchy="false">(</mo>
          <mrow>
            <mrow>
              <mi mathvariant="italic">SEQUENCE</mi>
              <mi mathvariant="italic">ENTROPY</mi>
              <mi>×</mi>
              <mi mathvariant="italic">Weight</mi>
            </mrow>
          </mrow>
          <mo fence="true" stretchy="false">)</mo>
        </mrow>
      </mrow>
    </mrow>
    <annotation encoding="StarMath 5.0">Energy=Dimer -(2×BASELINE MONOMER) -(SEQUENCE ENTROPY×Weight)</annotation>
  </semantics>
</math>
</file>

<file path=Object 5/content.xml><?xml version="1.0" encoding="utf-8"?>
<math xmlns="http://www.w3.org/1998/Math/MathML" display="block">
  <semantics>
    <mrow>
      <mi mathvariant="italic">Total</mi>
      <mrow>
        <mi mathvariant="italic">Energy</mi>
        <mo stretchy="false">=</mo>
        <mrow>
          <mi mathvariant="italic">Dimer</mi>
          <mo stretchy="false">−</mo>
          <mrow>
            <mo fence="true" stretchy="false">(</mo>
            <mrow>
              <mrow>
                <mn>2</mn>
                <mi>×</mi>
                <mi mathvariant="italic">Monomer</mi>
              </mrow>
            </mrow>
            <mo fence="true" stretchy="false">)</mo>
          </mrow>
        </mrow>
      </mrow>
    </mrow>
    <annotation encoding="StarMath 5.0">Total Energy=Dimer - (2×Monomer)</annotation>
  </semantics>
</math>
</file>

<file path=Object 6/content.xml><?xml version="1.0" encoding="utf-8"?>
<math xmlns="http://www.w3.org/1998/Math/MathML" display="block">
  <semantics>
    <mrow>
      <mi mathvariant="italic">SEQUENCE</mi>
      <mrow>
        <mi mathvariant="italic">ENTROPY</mi>
        <mo stretchy="false">=</mo>
        <mrow>
          <mo stretchy="false">−</mo>
          <mi>log</mi>
        </mrow>
      </mrow>
      <mrow>
        <mo fence="true" form="prefix" stretchy="false">(</mo>
        <mrow>
          <mi mathvariant="italic">probability</mi>
        </mrow>
        <mo fence="true" form="postfix" stretchy="false">)</mo>
      </mrow>
      <mi>×</mi>
      <mi mathvariant="italic">RT</mi>
    </mrow>
    <annotation encoding="StarMath 5.0">SEQUENCE ENTROPY =- log ( probability )× RT </annotation>
  </semantics>
</math>
</file>

<file path=Object 7/content.xml><?xml version="1.0" encoding="utf-8"?>
<math xmlns="http://www.w3.org/1998/Math/MathML" display="block">
  <semantics>
    <mrow>
      <mi mathvariant="italic">permutations</mi>
      <mo stretchy="false">=</mo>
      <mfrac>
        <mrow>
          <mi>n</mi>
          <mi>!</mi>
        </mrow>
        <mrow>
          <mo fence="true" stretchy="false">(</mo>
          <mrow>
            <mrow>
              <mi mathvariant="italic">AA</mi>
              <mn>1</mn>
              <mi>!</mi>
              <mi>×</mi>
              <mi mathvariant="italic">AA</mi>
              <mn>2</mn>
              <mi>!</mi>
              <mi>×</mi>
              <mi>…</mi>
            </mrow>
          </mrow>
          <mo fence="true" stretchy="false">)</mo>
        </mrow>
      </mfrac>
    </mrow>
    <annotation encoding="StarMath 5.0">permutations = {n !} over {( AA 1! × AA 2! × … )} </annotation>
  </semantics>
</math>
</file>

<file path=Object 8/content.xml><?xml version="1.0" encoding="utf-8"?>
<math xmlns="http://www.w3.org/1998/Math/MathML" display="block">
  <semantics>
    <mrow>
      <mrow>
        <mi mathvariant="italic">probability</mi>
        <mo stretchy="false">=</mo>
        <mrow>
          <mo fence="true" stretchy="false">(</mo>
          <mrow>
            <mrow>
              <msup>
                <mrow>
                  <msub>
                    <mi mathvariant="italic">freq</mi>
                    <mi mathvariant="italic">AA</mi>
                  </msub>
                  <mn>1</mn>
                </mrow>
                <mrow>
                  <mi mathvariant="italic">AA</mi>
                  <mn>1</mn>
                </mrow>
              </msup>
              <mi>×</mi>
              <msup>
                <mrow>
                  <msub>
                    <mi mathvariant="italic">freq</mi>
                    <mi mathvariant="italic">AA</mi>
                  </msub>
                  <mn>2</mn>
                </mrow>
                <mrow>
                  <mi mathvariant="italic">AA</mi>
                  <mn>2</mn>
                </mrow>
              </msup>
              <mi>×</mi>
              <mi>…</mi>
            </mrow>
          </mrow>
          <mo fence="true" stretchy="false">)</mo>
        </mrow>
      </mrow>
      <mi>×</mi>
      <mi mathvariant="italic">permutations</mi>
    </mrow>
    <annotation encoding="StarMath 5.0">probability =( {freq _ AA 1} ^ {AA 1} × {freq _ AA 2} ^ {AA 2} × …)× permutations</annotation>
  </semantics>
</math>
</file>